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2" style:data-style-name="N0">
      <style:table-cell-properties style:vertical-align="automatic" fo:background-color="transparent"/>
    </style:style>
    <style:style style:name="ce3" style:family="table-cell" style:parent-style-name="Normal_32_4_32_2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Normal_32_4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502708333333333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3.889375cm" style:use-optimal-column-width="true"/>
    </style:style>
    <style:style style:name="co5" style:family="table-column">
      <style:table-column-properties fo:break-before="auto" style:column-width="6.61458333333333cm" style:use-optimal-column-width="true"/>
    </style:style>
    <style:style style:name="co6" style:family="table-column">
      <style:table-column-properties fo:break-before="auto" style:column-width="3.96875cm" style:use-optimal-column-width="true"/>
    </style:style>
    <style:style style:name="co7" style:family="table-column">
      <style:table-column-properties fo:break-before="auto" style:column-width="7.381875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0.555625cm" style:use-optimal-column-width="true"/>
    </style:style>
    <style:style style:name="co10" style:family="table-column">
      <style:table-column-properties fo:break-before="auto" style:column-width="5.68854166666667cm" style:use-optimal-column-width="true"/>
    </style:style>
    <style:style style:name="co11" style:family="table-column">
      <style:table-column-properties fo:break-before="auto" style:column-width="0.926041666666667cm" style:use-optimal-column-width="true"/>
    </style:style>
    <style:style style:name="co12" style:family="table-column">
      <style:table-column-properties fo:break-before="auto" style:column-width="6.87916666666667cm" style:use-optimal-column-width="true"/>
    </style:style>
    <style:style style:name="co13" style:family="table-column">
      <style:table-column-properties fo:break-before="auto" style:column-width="2.01083333333333cm" style:use-optimal-column-width="true"/>
    </style:style>
    <style:style style:name="co14" style:family="table-column">
      <style:table-column-properties fo:break-before="auto" style:column-width="3.99520833333333cm" style:use-optimal-column-width="true"/>
    </style:style>
    <style:style style:name="co15" style:family="table-column">
      <style:table-column-properties fo:break-before="auto" style:column-width="6.45583333333333cm" style:use-optimal-column-width="true"/>
    </style:style>
    <style:style style:name="co16" style:family="table-column">
      <style:table-column-properties fo:break-before="auto" style:column-width="4.28625cm" style:use-optimal-column-width="true"/>
    </style:style>
    <style:style style:name="co17" style:family="table-column">
      <style:table-column-properties fo:break-before="auto" style:column-width="3.30729166666667cm" style:use-optimal-column-width="true"/>
    </style:style>
    <style:style style:name="co18" style:family="table-column">
      <style:table-column-properties fo:break-before="auto" style:column-width="5.74145833333333cm" style:use-optimal-column-width="true"/>
    </style:style>
    <style:style style:name="co19" style:family="table-column">
      <style:table-column-properties fo:break-before="auto" style:column-width="2.619375cm" style:use-optimal-column-width="true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1.95791666666667cm" style:use-optimal-column-width="true"/>
    </style:style>
    <style:style style:name="co22" style:family="table-column">
      <style:table-column-properties fo:break-before="auto" style:column-width="3.28083333333333cm" style:use-optimal-column-width="true"/>
    </style:style>
    <style:style style:name="co23" style:family="table-column">
      <style:table-column-properties fo:break-before="auto" style:column-width="15.6633333333333cm" style:use-optimal-column-width="true"/>
    </style:style>
    <style:style style:name="co24" style:family="table-column">
      <style:table-column-properties fo:break-before="auto" style:column-width="4.41854166666667cm" style:use-optimal-column-width="true"/>
    </style:style>
    <style:style style:name="co25" style:family="table-column">
      <style:table-column-properties fo:break-before="auto" style:column-width="7.99041666666667cm" style:use-optimal-column-width="true"/>
    </style:style>
    <style:style style:name="co26" style:family="table-column">
      <style:table-column-properties fo:break-before="auto" style:column-width="2.2225cm" style:use-optimal-column-width="true"/>
    </style:style>
    <style:style style:name="co27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" style:family="table-cell">
      <style:map style:condition="of:is-true-formula(AND(COUNTIF([.$B:.$B]; [.B1])&gt;1;NOT(ISBLANK([.B1]))))" style:apply-style-name="cf6" style:base-cell-address="negara.B1"/>
    </style:style>
    <style:style style:name="ce9" style:family="table-cell" style:parent-style-name="Normal_32_4_32_2" style:data-style-name="N0">
      <style:table-cell-properties style:vertical-align="automatic" fo:background-color="transparent"/>
      <style:map style:condition="of:is-true-formula(AND(COUNTIF([.$B:.$B]; [.B1])&gt;1;NOT(ISBLANK([.B1]))))" style:apply-style-name="cf6" style:base-cell-address="negara.B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ou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area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elpdesk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oung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helter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rg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layan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B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aki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nak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enazah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jenis_kelamin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ki-lak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erempuan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kawasan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ia dan Afrik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merika dan Pasifi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ropa dan Timur Tengah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sub_kawasan" table:style-name="ta1"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kawasa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wasan Asia Tenggara dan Afrik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awasan Asia Timur I dan Asia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Kawasan Asia Timur II dan Asia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merik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ustralia dan Pasifik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rop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imur Tengah 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imur Tengah I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negara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8">
            <text:p>nama</text:p>
          </table:table-cell>
          <table:table-cell office:value-type="string" table:style-name="ce1">
            <text:p>nama_lengkap</text:p>
          </table:table-cell>
          <table:table-cell office:value-type="string" table:style-name="ce1">
            <text:p>id_sub_kawasan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9">
            <text:p>Malaysia</text:p>
          </table:table-cell>
          <table:table-cell office:value-type="string" table:style-name="ce3">
            <text:p>Malay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9">
            <text:p>Singapura</text:p>
          </table:table-cell>
          <table:table-cell office:value-type="string" table:style-name="ce3">
            <text:p>Republik Singapur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9">
            <text:p>Brunei Darussalam</text:p>
          </table:table-cell>
          <table:table-cell office:value-type="string" table:style-name="ce3">
            <text:p>Brunei Darussala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9">
            <text:p>Filipina</text:p>
          </table:table-cell>
          <table:table-cell office:value-type="string" table:style-name="ce3">
            <text:p>Republik Filipi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9">
            <text:p>Thailand</text:p>
          </table:table-cell>
          <table:table-cell office:value-type="string" table:style-name="ce3">
            <text:p>Kerajaan Thaila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9">
            <text:p>Timor Leste</text:p>
          </table:table-cell>
          <table:table-cell office:value-type="string" table:style-name="ce3">
            <text:p>Republik Demokratik Timor Les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9">
            <text:p>Vietnam</text:p>
          </table:table-cell>
          <table:table-cell office:value-type="string" table:style-name="ce3">
            <text:p>Republik Sosialis Vietna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9">
            <text:p>Laos</text:p>
          </table:table-cell>
          <table:table-cell office:value-type="string" table:style-name="ce3">
            <text:p>Republik Demokratik Rakyat La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9">
            <text:p>Myanmar</text:p>
          </table:table-cell>
          <table:table-cell office:value-type="string" table:style-name="ce3">
            <text:p>Republik Persatuan Myanma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9">
            <text:p>Kamboja</text:p>
          </table:table-cell>
          <table:table-cell office:value-type="string" table:style-name="ce3">
            <text:p>Kerajaan Kamboj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9">
            <text:p>Afrika Selatan</text:p>
          </table:table-cell>
          <table:table-cell office:value-type="string" table:style-name="ce3">
            <text:p>Republik Afrika Selat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9">
            <text:p>Aljazair</text:p>
          </table:table-cell>
          <table:table-cell office:value-type="string" table:style-name="ce3">
            <text:p>Republik Demokratis Rakyat Aljazai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9">
            <text:p>Angola</text:p>
          </table:table-cell>
          <table:table-cell office:value-type="string" table:style-name="ce3">
            <text:p>Republik Angol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9">
            <text:p>Benin</text:p>
          </table:table-cell>
          <table:table-cell office:value-type="string" table:style-name="ce3">
            <text:p>Republik Beni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9">
            <text:p>Botswana</text:p>
          </table:table-cell>
          <table:table-cell office:value-type="string" table:style-name="ce3">
            <text:p>Republik Botswa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9">
            <text:p>Burkina Faso</text:p>
          </table:table-cell>
          <table:table-cell office:value-type="string" table:style-name="ce3">
            <text:p>Burkina Fas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9">
            <text:p>Burundi</text:p>
          </table:table-cell>
          <table:table-cell office:value-type="string" table:style-name="ce3">
            <text:p>Republik Burund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9">
            <text:p>Chad</text:p>
          </table:table-cell>
          <table:table-cell office:value-type="string" table:style-name="ce3">
            <text:p>Republik Cha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9">
            <text:p>Eritrea</text:p>
          </table:table-cell>
          <table:table-cell office:value-type="string" table:style-name="ce3">
            <text:p>Eritre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9">
            <text:p>Eswantini</text:p>
          </table:table-cell>
          <table:table-cell office:value-type="string" table:style-name="ce3">
            <text:p>Kerajaan Eswantin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9">
            <text:p>Etiopia</text:p>
          </table:table-cell>
          <table:table-cell office:value-type="string" table:style-name="ce3">
            <text:p>Republik Demokratis Federal Etiop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9">
            <text:p>Gabon</text:p>
          </table:table-cell>
          <table:table-cell office:value-type="string" table:style-name="ce3">
            <text:p>Republik Gabo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9">
            <text:p>Gambia</text:p>
          </table:table-cell>
          <table:table-cell office:value-type="string" table:style-name="ce3">
            <text:p>Republik Gam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9">
            <text:p>Ghana</text:p>
          </table:table-cell>
          <table:table-cell office:value-type="string" table:style-name="ce3">
            <text:p>Republik Gha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9">
            <text:p>Guinea</text:p>
          </table:table-cell>
          <table:table-cell office:value-type="string" table:style-name="ce3">
            <text:p>Republik Guine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9">
            <text:p>Guinea - Bissau</text:p>
          </table:table-cell>
          <table:table-cell office:value-type="string" table:style-name="ce3">
            <text:p>Republik Guinea - Bissau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9">
            <text:p>Guinea Katulistiwa</text:p>
          </table:table-cell>
          <table:table-cell office:value-type="string" table:style-name="ce3">
            <text:p>Republik Guinea Katulistiw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9">
            <text:p>Jibouti</text:p>
          </table:table-cell>
          <table:table-cell office:value-type="string" table:style-name="ce3">
            <text:p>Republik Jibout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9">
            <text:p>Kamerun</text:p>
          </table:table-cell>
          <table:table-cell office:value-type="string" table:style-name="ce3">
            <text:p>Republik Kameru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9">
            <text:p>kenya</text:p>
          </table:table-cell>
          <table:table-cell office:value-type="string" table:style-name="ce3">
            <text:p>Republik keny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9">
            <text:p>Lesotho</text:p>
          </table:table-cell>
          <table:table-cell office:value-type="string" table:style-name="ce3">
            <text:p>Kerajaan Lesoth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9">
            <text:p>Liberia</text:p>
          </table:table-cell>
          <table:table-cell office:value-type="string" table:style-name="ce3">
            <text:p>Republik Liber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9">
            <text:p>Libia</text:p>
          </table:table-cell>
          <table:table-cell office:value-type="string" table:style-name="ce3">
            <text:p>Li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9">
            <text:p>Madagaskar</text:p>
          </table:table-cell>
          <table:table-cell office:value-type="string" table:style-name="ce3">
            <text:p>Republik Madagaska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9">
            <text:p>Malawi</text:p>
          </table:table-cell>
          <table:table-cell office:value-type="string" table:style-name="ce3">
            <text:p>Republik Malaw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9">
            <text:p>Mali</text:p>
          </table:table-cell>
          <table:table-cell office:value-type="string" table:style-name="ce3">
            <text:p>Republik Mal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9">
            <text:p>Maroko</text:p>
          </table:table-cell>
          <table:table-cell office:value-type="string" table:style-name="ce3">
            <text:p>Kerajaan Marok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Mauritania</text:p>
          </table:table-cell>
          <table:table-cell office:value-type="string" table:style-name="ce3">
            <text:p>Republik Islam Maurit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Mauritius</text:p>
          </table:table-cell>
          <table:table-cell office:value-type="string" table:style-name="ce3">
            <text:p>Republik Mauritiu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Arab Mesir</text:p>
          </table:table-cell>
          <table:table-cell office:value-type="string" table:style-name="ce3">
            <text:p>Republik Arab Mesi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9">
            <text:p>Mozambik</text:p>
          </table:table-cell>
          <table:table-cell office:value-type="string" table:style-name="ce3">
            <text:p>Republik Mozambik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9">
            <text:p>Namibia</text:p>
          </table:table-cell>
          <table:table-cell office:value-type="string" table:style-name="ce3">
            <text:p>Republik Nami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9">
            <text:p>Niger</text:p>
          </table:table-cell>
          <table:table-cell office:value-type="string" table:style-name="ce3">
            <text:p>Republik Nige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9">
            <text:p>Nigeria</text:p>
          </table:table-cell>
          <table:table-cell office:value-type="string" table:style-name="ce3">
            <text:p>Republik Federasi Niger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9">
            <text:p>Pantai Gading</text:p>
          </table:table-cell>
          <table:table-cell office:value-type="string" table:style-name="ce3">
            <text:p>Republik Pantai Gading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9">
            <text:p>Afrika Tengah</text:p>
          </table:table-cell>
          <table:table-cell office:value-type="string" table:style-name="ce3">
            <text:p>Republik Afrika Tenga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9">
            <text:p>Kongo</text:p>
          </table:table-cell>
          <table:table-cell office:value-type="string" table:style-name="ce3">
            <text:p>Republik Demokratis Kon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Kongo</text:p>
          </table:table-cell>
          <table:table-cell office:value-type="string" table:style-name="ce3">
            <text:p>Republik Kon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9">
            <text:p>Rwanda</text:p>
          </table:table-cell>
          <table:table-cell office:value-type="string" table:style-name="ce3">
            <text:p>Republik Rw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9">
            <text:p>Sao Tome dan Principe</text:p>
          </table:table-cell>
          <table:table-cell office:value-type="string" table:style-name="ce3">
            <text:p>Republik Demokratik Sao Tome dan Princip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Senegal</text:p>
          </table:table-cell>
          <table:table-cell office:value-type="string" table:style-name="ce3">
            <text:p>Republik Senega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9">
            <text:p>Seychelles</text:p>
          </table:table-cell>
          <table:table-cell office:value-type="string" table:style-name="ce3">
            <text:p>Republik Seychelle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9">
            <text:p>Sierra Leone</text:p>
          </table:table-cell>
          <table:table-cell office:value-type="string" table:style-name="ce3">
            <text:p>Republik Sierra Leon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9">
            <text:p>Somalia</text:p>
          </table:table-cell>
          <table:table-cell office:value-type="string" table:style-name="ce3">
            <text:p>Republik Somal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9">
            <text:p>Sudan</text:p>
          </table:table-cell>
          <table:table-cell office:value-type="string" table:style-name="ce3">
            <text:p>Republik Sud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9">
            <text:p>Sudan Selatan</text:p>
          </table:table-cell>
          <table:table-cell office:value-type="string" table:style-name="ce3">
            <text:p>Republik Sudan Selat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9">
            <text:p>Tanjung Verde</text:p>
          </table:table-cell>
          <table:table-cell office:value-type="string" table:style-name="ce3">
            <text:p>Republik Tanjung Verd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9">
            <text:p>Tanzania</text:p>
          </table:table-cell>
          <table:table-cell office:value-type="string" table:style-name="ce3">
            <text:p>Republik Kesatuan Tanz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9">
            <text:p>Togo</text:p>
          </table:table-cell>
          <table:table-cell office:value-type="string" table:style-name="ce3">
            <text:p>Republik To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9">
            <text:p>Tunisia</text:p>
          </table:table-cell>
          <table:table-cell office:value-type="string" table:style-name="ce3">
            <text:p>Republik Tuni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9">
            <text:p>Uganda</text:p>
          </table:table-cell>
          <table:table-cell office:value-type="string" table:style-name="ce3">
            <text:p>Republik Ug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9">
            <text:p>Zambia</text:p>
          </table:table-cell>
          <table:table-cell office:value-type="string" table:style-name="ce3">
            <text:p>Republik Zam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9">
            <text:p>Zimbabwe</text:p>
          </table:table-cell>
          <table:table-cell office:value-type="string" table:style-name="ce3">
            <text:p>Republik Zimbabw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9">
            <text:p>Jepang</text:p>
          </table:table-cell>
          <table:table-cell office:value-type="string" table:style-name="ce3">
            <text:p>Jepang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9">
            <text:p>Taiwan</text:p>
          </table:table-cell>
          <table:table-cell office:value-type="string" table:style-name="ce3">
            <text:p>Taiw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9">
            <text:p>Mongolia</text:p>
          </table:table-cell>
          <table:table-cell office:value-type="string" table:style-name="ce3">
            <text:p>Mongoli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9">
            <text:p>Tiongkok</text:p>
          </table:table-cell>
          <table:table-cell office:value-type="string" table:style-name="ce3">
            <text:p>Republik Rakyat Tiongkok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9">
            <text:p>Kazakhstan</text:p>
          </table:table-cell>
          <table:table-cell office:value-type="string" table:style-name="ce3">
            <text:p>Kazakh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9">
            <text:p>Kirgiztan</text:p>
          </table:table-cell>
          <table:table-cell office:value-type="string" table:style-name="ce3">
            <text:p>Republik Kirgiz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9">
            <text:p>Tajikistan</text:p>
          </table:table-cell>
          <table:table-cell office:value-type="string" table:style-name="ce3">
            <text:p>Republik Tajik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9">
            <text:p>Turkmenistan</text:p>
          </table:table-cell>
          <table:table-cell office:value-type="string" table:style-name="ce3">
            <text:p>Turkmen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9">
            <text:p>Uzbeskistan</text:p>
          </table:table-cell>
          <table:table-cell office:value-type="string" table:style-name="ce3">
            <text:p>Republik Uzbesk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9">
            <text:p>Korea (Korea Selatan)</text:p>
          </table:table-cell>
          <table:table-cell office:value-type="string" table:style-name="ce3">
            <text:p>Republik Korea (Korea Selatan)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9">
            <text:p>Hongkong</text:p>
          </table:table-cell>
          <table:table-cell office:value-type="string" table:style-name="ce3">
            <text:p>Hongkong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9">
            <text:p>Makau</text:p>
          </table:table-cell>
          <table:table-cell office:value-type="string" table:style-name="ce3">
            <text:p>Makau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9">
            <text:p>Korea (Korea Utara)</text:p>
          </table:table-cell>
          <table:table-cell office:value-type="string" table:style-name="ce3">
            <text:p>Republik Rakyat Demokratik Korea (Korea Utara)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9">
            <text:p>India</text:p>
          </table:table-cell>
          <table:table-cell office:value-type="string" table:style-name="ce3">
            <text:p>Republik Indi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9">
            <text:p>Maladewa</text:p>
          </table:table-cell>
          <table:table-cell office:value-type="string" table:style-name="ce3">
            <text:p>Republik Maladew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9">
            <text:p>Srilanka</text:p>
          </table:table-cell>
          <table:table-cell office:value-type="string" table:style-name="ce3">
            <text:p>Republik Sosialis Demokratik Srilank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9">
            <text:p>Pakistan</text:p>
          </table:table-cell>
          <table:table-cell office:value-type="string" table:style-name="ce3">
            <text:p>Republik Islam Pakis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9">
            <text:p>Afganistan</text:p>
          </table:table-cell>
          <table:table-cell office:value-type="string" table:style-name="ce3">
            <text:p>Republik Islam Afganis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9">
            <text:p>Bangladesh</text:p>
          </table:table-cell>
          <table:table-cell office:value-type="string" table:style-name="ce3">
            <text:p>Republik Rakyat Bangladesh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9">
            <text:p>Bhutan</text:p>
          </table:table-cell>
          <table:table-cell office:value-type="string" table:style-name="ce3">
            <text:p>Bhu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9">
            <text:p>Nepal</text:p>
          </table:table-cell>
          <table:table-cell office:value-type="string" table:style-name="ce3">
            <text:p>Republik Demokratik Nepal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9">
            <text:p>Amerika Serikat</text:p>
          </table:table-cell>
          <table:table-cell office:value-type="string" table:style-name="ce3">
            <text:p>Amerika Serikat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9">
            <text:p>Antigua dan Barbuda</text:p>
          </table:table-cell>
          <table:table-cell office:value-type="string" table:style-name="ce3">
            <text:p>Antigua dan Barbu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9">
            <text:p>Bahamas</text:p>
          </table:table-cell>
          <table:table-cell office:value-type="string" table:style-name="ce3">
            <text:p>Persemakmuran Bahama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9">
            <text:p>Barbados</text:p>
          </table:table-cell>
          <table:table-cell office:value-type="string" table:style-name="ce3">
            <text:p>Barbad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9">
            <text:p>Belize</text:p>
          </table:table-cell>
          <table:table-cell office:value-type="string" table:style-name="ce3">
            <text:p>Beliz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9">
            <text:p>Dominika</text:p>
          </table:table-cell>
          <table:table-cell office:value-type="string" table:style-name="ce3">
            <text:p>Persemakmuran Domin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9">
            <text:p>Dominika</text:p>
          </table:table-cell>
          <table:table-cell office:value-type="string" table:style-name="ce3">
            <text:p>Republik Domin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9">
            <text:p>El Salvador</text:p>
          </table:table-cell>
          <table:table-cell office:value-type="string" table:style-name="ce3">
            <text:p>Republik El Salvador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9">
            <text:p>Grenada</text:p>
          </table:table-cell>
          <table:table-cell office:value-type="string" table:style-name="ce3">
            <text:p>Grena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9">
            <text:p>Guatemala</text:p>
          </table:table-cell>
          <table:table-cell office:value-type="string" table:style-name="ce3">
            <text:p>Republik Guatema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9">
            <text:p>Haiti</text:p>
          </table:table-cell>
          <table:table-cell office:value-type="string" table:style-name="ce3">
            <text:p>Republik Haiti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9">
            <text:p>Honduras</text:p>
          </table:table-cell>
          <table:table-cell office:value-type="string" table:style-name="ce3">
            <text:p>Republik Hondura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9">
            <text:p>Jamaika</text:p>
          </table:table-cell>
          <table:table-cell office:value-type="string" table:style-name="ce3">
            <text:p>Jama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9">
            <text:p>Kanada</text:p>
          </table:table-cell>
          <table:table-cell office:value-type="string" table:style-name="ce3">
            <text:p>Kana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9">
            <text:p>Kosta Rika</text:p>
          </table:table-cell>
          <table:table-cell office:value-type="string" table:style-name="ce3">
            <text:p>Republik Kosta R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9">
            <text:p>Kuba</text:p>
          </table:table-cell>
          <table:table-cell office:value-type="string" table:style-name="ce3">
            <text:p>Republik Kub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9">
            <text:p>Meksiko Serikat</text:p>
          </table:table-cell>
          <table:table-cell office:value-type="string" table:style-name="ce3">
            <text:p>Meksiko Serikat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9">
            <text:p>Nikaragua</text:p>
          </table:table-cell>
          <table:table-cell office:value-type="string" table:style-name="ce3">
            <text:p>Republik Nikaragu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9">
            <text:p>Panama</text:p>
          </table:table-cell>
          <table:table-cell office:value-type="string" table:style-name="ce3">
            <text:p>Republik Panam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9">
            <text:p>Panama</text:p>
          </table:table-cell>
          <table:table-cell office:value-type="string" table:style-name="ce3">
            <text:p>Republik Panam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9">
            <text:p>Saint Lucia</text:p>
          </table:table-cell>
          <table:table-cell office:value-type="string" table:style-name="ce3">
            <text:p>Saint Luc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9">
            <text:p>Saint Vincent dan Grenadines</text:p>
          </table:table-cell>
          <table:table-cell office:value-type="string" table:style-name="ce3">
            <text:p>Saint Vincent dan Grenadine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9">
            <text:p>Trinidad dan Tobago</text:p>
          </table:table-cell>
          <table:table-cell office:value-type="string" table:style-name="ce3">
            <text:p>Republik Trinidad dan Tobago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9">
            <text:p>Argentina</text:p>
          </table:table-cell>
          <table:table-cell office:value-type="string" table:style-name="ce3">
            <text:p>Republik Argentin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9">
            <text:p>Bolivia</text:p>
          </table:table-cell>
          <table:table-cell office:value-type="string" table:style-name="ce3">
            <text:p>Republik Boliv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9">
            <text:p>Brasil</text:p>
          </table:table-cell>
          <table:table-cell office:value-type="string" table:style-name="ce3">
            <text:p>Republik Federasi Brasil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9">
            <text:p>Chili</text:p>
          </table:table-cell>
          <table:table-cell office:value-type="string" table:style-name="ce3">
            <text:p>Republik Chili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9">
            <text:p>Ekuador</text:p>
          </table:table-cell>
          <table:table-cell office:value-type="string" table:style-name="ce3">
            <text:p>Republik Ekuador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9">
            <text:p>Britania Rayaa</text:p>
          </table:table-cell>
          <table:table-cell office:value-type="string" table:style-name="ce3">
            <text:p>Teritori Britania Ray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9">
            <text:p>Guyana</text:p>
          </table:table-cell>
          <table:table-cell office:value-type="string" table:style-name="ce3">
            <text:p>Republik Koperasif Guyan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9">
            <text:p>Guyana Prancis</text:p>
          </table:table-cell>
          <table:table-cell office:value-type="string" table:style-name="ce3">
            <text:p>Republik Guyana Pranci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9">
            <text:p>Kolombia</text:p>
          </table:table-cell>
          <table:table-cell office:value-type="string" table:style-name="ce3">
            <text:p>Republik Kolomb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9">
            <text:p>Paraguay</text:p>
          </table:table-cell>
          <table:table-cell office:value-type="string" table:style-name="ce3">
            <text:p>Republik Paraguay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9">
            <text:p>Peru</text:p>
          </table:table-cell>
          <table:table-cell office:value-type="string" table:style-name="ce3">
            <text:p>Republik Peru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9">
            <text:p>Suriname</text:p>
          </table:table-cell>
          <table:table-cell office:value-type="string" table:style-name="ce3">
            <text:p>Republik Surinam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9">
            <text:p>Uruguay</text:p>
          </table:table-cell>
          <table:table-cell office:value-type="string" table:style-name="ce3">
            <text:p>Republik Uruguay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9">
            <text:p>Bolivaria Venezuela</text:p>
          </table:table-cell>
          <table:table-cell office:value-type="string" table:style-name="ce3">
            <text:p>Republik Bolivaria Venezue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9">
            <text:p>Negara Australia</text:p>
          </table:table-cell>
          <table:table-cell office:value-type="string" table:style-name="ce3">
            <text:p>Negara Persemakmuran Australi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9">
            <text:p>Fiji</text:p>
          </table:table-cell>
          <table:table-cell office:value-type="string" table:style-name="ce3">
            <text:p>Republik Kepulauan Fiji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9">
            <text:p>Kiribati</text:p>
          </table:table-cell>
          <table:table-cell office:value-type="string" table:style-name="ce3">
            <text:p>Republik Kiribati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9">
            <text:p>Marshall</text:p>
          </table:table-cell>
          <table:table-cell office:value-type="string" table:style-name="ce3">
            <text:p>Republik Kepulauan Marshall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9">
            <text:p>Mikronesia</text:p>
          </table:table-cell>
          <table:table-cell office:value-type="string" table:style-name="ce3">
            <text:p>Federasi Mikronesi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9">
            <text:p>Nauru</text:p>
          </table:table-cell>
          <table:table-cell office:value-type="string" table:style-name="ce3">
            <text:p>Republik Nau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9">
            <text:p>Selandia Baru</text:p>
          </table:table-cell>
          <table:table-cell office:value-type="string" table:style-name="ce3">
            <text:p>Selandia Ba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9">
            <text:p>Palau</text:p>
          </table:table-cell>
          <table:table-cell office:value-type="string" table:style-name="ce3">
            <text:p>Republik Pala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9">
            <text:p>Papua Guinea Baru</text:p>
          </table:table-cell>
          <table:table-cell office:value-type="string" table:style-name="ce3">
            <text:p>Negara Bebas Papua Guinea Ba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9">
            <text:p>Samoa</text:p>
          </table:table-cell>
          <table:table-cell office:value-type="string" table:style-name="ce3">
            <text:p>Negara Bebas Samo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9">
            <text:p>Solomon</text:p>
          </table:table-cell>
          <table:table-cell office:value-type="string" table:style-name="ce3">
            <text:p>Kepulauan Solomon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9">
            <text:p>Tonga</text:p>
          </table:table-cell>
          <table:table-cell office:value-type="string" table:style-name="ce3">
            <text:p>Kerajaan Tong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9">
            <text:p>Tuvalu</text:p>
          </table:table-cell>
          <table:table-cell office:value-type="string" table:style-name="ce3">
            <text:p>Tuval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9">
            <text:p>Vanuatu</text:p>
          </table:table-cell>
          <table:table-cell office:value-type="string" table:style-name="ce3">
            <text:p>Republik Vanuat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9">
            <text:p>Albania</text:p>
          </table:table-cell>
          <table:table-cell office:value-type="string" table:style-name="ce3">
            <text:p>Republik Alb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9">
            <text:p>Andorra</text:p>
          </table:table-cell>
          <table:table-cell office:value-type="string" table:style-name="ce3">
            <text:p>Andorr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9">
            <text:p>Armenia</text:p>
          </table:table-cell>
          <table:table-cell office:value-type="string" table:style-name="ce3">
            <text:p>Republik Arme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9">
            <text:p>Azerbaijan</text:p>
          </table:table-cell>
          <table:table-cell office:value-type="string" table:style-name="ce3">
            <text:p>Republik Azerbaij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9">
            <text:p>Austria</text:p>
          </table:table-cell>
          <table:table-cell office:value-type="string" table:style-name="ce3">
            <text:p>Republik Aust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9">
            <text:p>Belanda</text:p>
          </table:table-cell>
          <table:table-cell office:value-type="string" table:style-name="ce3">
            <text:p>Kerajaan Beland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9">
            <text:p>Belarus</text:p>
          </table:table-cell>
          <table:table-cell office:value-type="string" table:style-name="ce3">
            <text:p>Republik Belaru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9">
            <text:p>Belgia</text:p>
          </table:table-cell>
          <table:table-cell office:value-type="string" table:style-name="ce3">
            <text:p>Kerajaan Bel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9">
            <text:p>Bosnia dan Herzegovina</text:p>
          </table:table-cell>
          <table:table-cell office:value-type="string" table:style-name="ce3">
            <text:p>Bosnia dan Herzegovin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9">
            <text:p>Bulgaria</text:p>
          </table:table-cell>
          <table:table-cell office:value-type="string" table:style-name="ce3">
            <text:p>Republik Bulga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9">
            <text:p>Kroasia</text:p>
          </table:table-cell>
          <table:table-cell office:value-type="string" table:style-name="ce3">
            <text:p>Republik Kroas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9">
            <text:p>Siprus</text:p>
          </table:table-cell>
          <table:table-cell office:value-type="string" table:style-name="ce3">
            <text:p>Republik Sipru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9">
            <text:p>Ceko</text:p>
          </table:table-cell>
          <table:table-cell office:value-type="string" table:style-name="ce3">
            <text:p>Republik Cek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9">
            <text:p>Denmark</text:p>
          </table:table-cell>
          <table:table-cell office:value-type="string" table:style-name="ce3">
            <text:p>Kerajaan Denmark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9">
            <text:p>Estonia</text:p>
          </table:table-cell>
          <table:table-cell office:value-type="string" table:style-name="ce3">
            <text:p>Republik Esto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9">
            <text:p>Finlandia</text:p>
          </table:table-cell>
          <table:table-cell office:value-type="string" table:style-name="ce3">
            <text:p>Republik Fin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9">
            <text:p>Prancis</text:p>
          </table:table-cell>
          <table:table-cell office:value-type="string" table:style-name="ce3">
            <text:p>Republik Pranci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9">
            <text:p>Georgia</text:p>
          </table:table-cell>
          <table:table-cell office:value-type="string" table:style-name="ce3">
            <text:p>Republik Geor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9">
            <text:p>Jerman</text:p>
          </table:table-cell>
          <table:table-cell office:value-type="string" table:style-name="ce3">
            <text:p>Republik Federal Jerm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9">
            <text:p>Hellenik (Yunani)</text:p>
          </table:table-cell>
          <table:table-cell office:value-type="string" table:style-name="ce3">
            <text:p>Republik Hellenik (Yunani)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9">
            <text:p>Hongaria</text:p>
          </table:table-cell>
          <table:table-cell office:value-type="string" table:style-name="ce3">
            <text:p>Republik Honga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9">
            <text:p>Islandia</text:p>
          </table:table-cell>
          <table:table-cell office:value-type="string" table:style-name="ce3">
            <text:p>Republik Is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9">
            <text:p>Irlandia</text:p>
          </table:table-cell>
          <table:table-cell office:value-type="string" table:style-name="ce3">
            <text:p>Republik Ir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9">
            <text:p>Italia</text:p>
          </table:table-cell>
          <table:table-cell office:value-type="string" table:style-name="ce3">
            <text:p>Republik Ital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9">
            <text:p>Kazakhstan</text:p>
          </table:table-cell>
          <table:table-cell office:value-type="string" table:style-name="ce3">
            <text:p>Republik Kazakhst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9">
            <text:p>Latvia</text:p>
          </table:table-cell>
          <table:table-cell office:value-type="string" table:style-name="ce3">
            <text:p>Republik Latv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9">
            <text:p>Liechtenstein</text:p>
          </table:table-cell>
          <table:table-cell office:value-type="string" table:style-name="ce3">
            <text:p>Liechtenstei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9">
            <text:p>Lituania</text:p>
          </table:table-cell>
          <table:table-cell office:value-type="string" table:style-name="ce3">
            <text:p>Republik Litu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9">
            <text:p>Luksemburg</text:p>
          </table:table-cell>
          <table:table-cell office:value-type="string" table:style-name="ce3">
            <text:p>Luksemburg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9">
            <text:p>Makedonia Utara</text:p>
          </table:table-cell>
          <table:table-cell office:value-type="string" table:style-name="ce3">
            <text:p>Republik Makedonia Utar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9">
            <text:p>Malta</text:p>
          </table:table-cell>
          <table:table-cell office:value-type="string" table:style-name="ce3">
            <text:p>Republik Malt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9">
            <text:p>Moldova</text:p>
          </table:table-cell>
          <table:table-cell office:value-type="string" table:style-name="ce3">
            <text:p>Republik Moldov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9">
            <text:p>Monako</text:p>
          </table:table-cell>
          <table:table-cell office:value-type="string" table:style-name="ce3">
            <text:p>Monak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9">
            <text:p>Montenregro</text:p>
          </table:table-cell>
          <table:table-cell office:value-type="string" table:style-name="ce3">
            <text:p>Republik Montenregr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9">
            <text:p>Belanda</text:p>
          </table:table-cell>
          <table:table-cell office:value-type="string" table:style-name="ce3">
            <text:p>Kerajaan Beland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9">
            <text:p>Norwegia</text:p>
          </table:table-cell>
          <table:table-cell office:value-type="string" table:style-name="ce3">
            <text:p>Kerajaan Norwe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9">
            <text:p>Polandia</text:p>
          </table:table-cell>
          <table:table-cell office:value-type="string" table:style-name="ce3">
            <text:p>Republik Po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9">
            <text:p>Portugal</text:p>
          </table:table-cell>
          <table:table-cell office:value-type="string" table:style-name="ce3">
            <text:p>Republik Portugal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9">
            <text:p>Rumania</text:p>
          </table:table-cell>
          <table:table-cell office:value-type="string" table:style-name="ce3">
            <text:p>Rum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9">
            <text:p>Rusia</text:p>
          </table:table-cell>
          <table:table-cell office:value-type="string" table:style-name="ce3">
            <text:p>Federasi Rus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9">
            <text:p>San Marino</text:p>
          </table:table-cell>
          <table:table-cell office:value-type="string" table:style-name="ce3">
            <text:p>Republik San Marin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9">
            <text:p>Serbia</text:p>
          </table:table-cell>
          <table:table-cell office:value-type="string" table:style-name="ce3">
            <text:p>Republik Serb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9">
            <text:p>Slowakia</text:p>
          </table:table-cell>
          <table:table-cell office:value-type="string" table:style-name="ce3">
            <text:p>Republik Slowak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9">
            <text:p>Slovenia</text:p>
          </table:table-cell>
          <table:table-cell office:value-type="string" table:style-name="ce3">
            <text:p>Republik Slove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9">
            <text:p>Spanyol</text:p>
          </table:table-cell>
          <table:table-cell office:value-type="string" table:style-name="ce3">
            <text:p>Kerajaan Spanyol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9">
            <text:p>Swedia</text:p>
          </table:table-cell>
          <table:table-cell office:value-type="string" table:style-name="ce3">
            <text:p>Kerajaan Swe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9">
            <text:p>KonSwiss</text:p>
          </table:table-cell>
          <table:table-cell office:value-type="string" table:style-name="ce3">
            <text:p>Konfederasi Swis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9">
            <text:p>Turki</text:p>
          </table:table-cell>
          <table:table-cell office:value-type="string" table:style-name="ce3">
            <text:p>Republik Turki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9">
            <text:p>Ukraina</text:p>
          </table:table-cell>
          <table:table-cell office:value-type="string" table:style-name="ce3">
            <text:p>Ukrain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9">
            <text:p>Britania Raya</text:p>
          </table:table-cell>
          <table:table-cell office:value-type="string" table:style-name="ce3">
            <text:p>Britania Ray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9">
            <text:p>Vatika</text:p>
          </table:table-cell>
          <table:table-cell office:value-type="string" table:style-name="ce3">
            <text:p>Vatik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9">
            <text:p>Aland</text:p>
          </table:table-cell>
          <table:table-cell office:value-type="string" table:style-name="ce3">
            <text:p>Al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9">
            <text:p>Svalbard</text:p>
          </table:table-cell>
          <table:table-cell office:value-type="string" table:style-name="ce3">
            <text:p>Svalbar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9">
            <text:p>Arab Saudi</text:p>
          </table:table-cell>
          <table:table-cell office:value-type="string" table:style-name="ce3">
            <text:p>Kerajaan Arab Saudi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9">
            <text:p>Yaman</text:p>
          </table:table-cell>
          <table:table-cell office:value-type="string" table:style-name="ce3">
            <text:p>Republik Yama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9">
            <text:p>Irak</text:p>
          </table:table-cell>
          <table:table-cell office:value-type="string" table:style-name="ce3">
            <text:p>Republik Irak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9">
            <text:p>Lebanon</text:p>
          </table:table-cell>
          <table:table-cell office:value-type="string" table:style-name="ce3">
            <text:p>Republik Lebano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9">
            <text:p>Iran</text:p>
          </table:table-cell>
          <table:table-cell office:value-type="string" table:style-name="ce3">
            <text:p>Republik Islam Ira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9">
            <text:p>Arab Mesir</text:p>
          </table:table-cell>
          <table:table-cell office:value-type="string" table:style-name="ce3">
            <text:p>Republik Arab Mesir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9">
            <text:p>Bahrain</text:p>
          </table:table-cell>
          <table:table-cell office:value-type="string" table:style-name="ce3">
            <text:p>Kerajaan Bahrai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9">
            <text:p>Kuwait<text:s/></text:p>
          </table:table-cell>
          <table:table-cell office:value-type="string" table:style-name="ce3">
            <text:p>Kuwait<text:s/>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9">
            <text:p>Palestina</text:p>
          </table:table-cell>
          <table:table-cell office:value-type="string" table:style-name="ce3">
            <text:p>Palestina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9">
            <text:p>Oman</text:p>
          </table:table-cell>
          <table:table-cell office:value-type="string" table:style-name="ce3">
            <text:p>Kesultanan Oman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9">
            <text:p>Qatar</text:p>
          </table:table-cell>
          <table:table-cell office:value-type="string" table:style-name="ce3">
            <text:p>Qatar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9">
            <text:p>Uni Emirat Arab</text:p>
          </table:table-cell>
          <table:table-cell office:value-type="string" table:style-name="ce3">
            <text:p>Uni Emirat Arab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9">
            <text:p>Turki</text:p>
          </table:table-cell>
          <table:table-cell office:value-type="string" table:style-name="ce3">
            <text:p>Republik Turki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9">
            <text:p>Armenia</text:p>
          </table:table-cell>
          <table:table-cell office:value-type="string" table:style-name="ce3">
            <text:p>Republik Armen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9">
            <text:p>Azerbaijan</text:p>
          </table:table-cell>
          <table:table-cell office:value-type="string" table:style-name="ce3">
            <text:p>Republik Azerbaijan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9">
            <text:p>Georgia</text:p>
          </table:table-cell>
          <table:table-cell office:value-type="string" table:style-name="ce3">
            <text:p>Georg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9">
            <text:p>Yordania Hasyimia</text:p>
          </table:table-cell>
          <table:table-cell office:value-type="string" table:style-name="ce3">
            <text:p>Kerajaan Yordania Hasyim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9">
            <text:p>Siprus</text:p>
          </table:table-cell>
          <table:table-cell office:value-type="string" table:style-name="ce3">
            <text:p>Republik Siprus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9">
            <text:p>Arab Suriah</text:p>
          </table:table-cell>
          <table:table-cell office:value-type="string" table:style-name="ce3">
            <text:p>Republik Arab Suriah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number-rows-repeated="1048368" table:style-name="ro1">
          <table:table-cell/>
          <table:table-cell table:style-name="ce8"/>
          <table:table-cell table:number-columns-repeated="16382"/>
        </table:table-row>
      </table:table>
      <table:table table:name="provinsi" table:style-name="ta1">
        <table:table-column table:style-name="co9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ACE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SUMATERA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SUMATER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RI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JAM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SUMATERA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BENGKU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LAMP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KEPULAUAN BANGKA BELIT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KEPULAUAN RI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DKI JAKA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JAW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JAWA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DAERAH ISTIMEWA YOGYAKA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JAWA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BAN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NUSA TENGGAR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NUSA TENGGARA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KALIMANTAN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KALIMANTAN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KALIMANTAN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KALIMANTAN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KALIMANTAN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</text:p>
          </table:table-cell>
          <table:table-cell office:value-type="string" table:style-name="ce1">
            <text:p>SULAWESI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</text:p>
          </table:table-cell>
          <table:table-cell office:value-type="string" table:style-name="ce1">
            <text:p>SULAWESI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SULAWESI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SULAWESI TENGG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SULAWESI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MALUK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MALUKU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PAP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PAPUA BARAT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kab_kota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KAB. ACEH SELATAN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KAB. ACEH TENGGAR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KAB. ACEH TIMUR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KAB. ACEH TENGA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KAB. ACEH BARAT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KAB. ACEH BESAR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KAB. PIDI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KAB. ACEH UTAR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KAB. SIMEULU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KAB. ACEH SINGKIL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KAB. BIREUEN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KAB. ACEH BARAT D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KAB. GAYO LUES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KAB. ACEH J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KAB. NAGAN R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KAB. ACEH TAMIANG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KAB. BENER MERIA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KAB. PIDIE J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KOTA BANDA ACE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KOTA SABANG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KOTA LHOKSEUMAW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KOTA LANGS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KOTA SUBULUSSALAM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KAB. TAPANULI TENGAH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KAB. TAPANULI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KAB. TAPANULI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KAB. NIAS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KAB. LANGK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KAB. KARO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KAB. DELI SERDANG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KAB. SIMALUNGU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KAB. ASAH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KAB. LABUHANBATU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KAB. DAIR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KAB. TOB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KAB. MANDAILING NATAL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KAB. NIAS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KAB. PAKPAK BHAR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KAB. HUMBANG HASUNDU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KAB. SAMOSIR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KAB. SERDANG BEDAG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KAB. BATU B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KAB. PADANG LAWAS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KAB. PADANG LAWAS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KAB. LABUHANBATU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KAB. LABUHANBATU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KAB. NIAS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KAB. NIAS BAR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KOTA MED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KOTA PEMATANGSIANTAR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KOTA SIBOLG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KOTA TANJUNG BAL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KOTA BINJ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KOTA TEBING TINGG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KOTA PADANGSIDIMPU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KOTA GUNUNGSITOL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KAB. PESISIR SELAT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KAB. SOLOK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KAB. SIJUNJU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KAB. TANAH DATAR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KAB. PADANG PARI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1">
            <text:p>KAB. AGAM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KAB. LIMA PULUH KOTA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KAB. PAS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KAB. KEPULAUAN MENTAWAI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KAB. DHARMASRAYA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KAB. SOLOK SELAT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KAB. PASAMAN BARAT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KOTA PADA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KOTA SOLOK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1">
            <text:p>KOTA SAWAHLUNTO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1">
            <text:p>KOTA PADANG PANJA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KOTA BUKITTINGGI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KOTA PAYAKUMBUH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KOTA PARI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KAB. KAMPA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KAB. INDRAGIRI HUL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KAB. BENGKALIS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KAB. INDRAGIRI HILI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KAB. PELALAWAN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KAB. ROKAN HUL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KAB. ROKAN HILI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1">
            <text:p>KAB. SIAK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1">
            <text:p>KAB. KUANTAN SINGING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KAB. KEPULAUAN MERANT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KOTA PEKANBAR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KOTA DUMA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1">
            <text:p>KAB. KERINC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KAB. MERANGIN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KAB. SAROLANGUN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KAB. BATANGHAR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KAB. MUARO JAMB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KAB. TANJUNG JABUNG BARAT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KAB. TANJUNG JABUNG TIMUR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KAB. BUNGO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KAB. TEBO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1">
            <text:p>KOTA JAMB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KOTA SUNGAI PENUH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KAB. OGAN KOMERING ULU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KAB. OGAN KOMERING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KAB. MUARA ENIM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KAB. LAHAT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1">
            <text:p>KAB. MUSI RAWAS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1">
            <text:p>KAB. MUSI BANYUASI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1">
            <text:p>KAB. BANYUASI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1">
            <text:p>KAB. OGAN KOMERING ULU TIMU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1">
            <text:p>KAB. OGAN KOMERING ULU SELATA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1">
            <text:p>KAB. OGAN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1">
            <text:p>KAB. EMPAT LAWANG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1">
            <text:p>KAB. PENUKAL ABAB LEMATANG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KAB. MUSI RAWAS UTARA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1">
            <text:p>KOTA PALEMBANG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KOTA PAGAR ALAM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1">
            <text:p>KOTA LUBUK LINGGAU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1">
            <text:p>KOTA PRABUMULIH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KAB. BENGKULU SELATAN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KAB. REJANG LEBO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KAB. BENGKULU UTARA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1">
            <text:p>KAB. KAUR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KAB. SELUMA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1">
            <text:p>KAB. MUKO MUKO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1">
            <text:p>KAB. LEBO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1">
            <text:p>KAB. KEPAHIA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1">
            <text:p>KAB. BENGKULU TENGAH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KOTA BENGKULU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KAB. LAMPUNG SELAT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1">
            <text:p>KAB. LAMPUNG TENGAH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1">
            <text:p>KAB. LAMPUNG UTARA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KAB. LAMPUNG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KAB. TULANG BAWANG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1">
            <text:p>KAB. TANGGAMUS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KAB. LAMPUNG TIMUR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KAB. WAY KAN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KAB. PESAWAR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KAB. PRINGSEWU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KAB. MESUJI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KAB. TULANG BAWANG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KAB. PESISIR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1">
            <text:p>KOTA BANDAR LAMPUNG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1">
            <text:p>KOTA METRO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KAB. BANGKA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KAB. BELITUNG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KAB. BANGKA SELATAN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KAB. BANGKA TENGAH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KAB. BANGKA BARAT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KAB. BELITUNG TIMUR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1">
            <text:p>KOTA PANGKAL PINANG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1">
            <text:p>KAB. BINTAN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KAB. KARIMUN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1">
            <text:p>KAB. NATUNA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1">
            <text:p>KAB. LINGGA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1">
            <text:p>KAB. KEPULAUAN ANAMBAS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1">
            <text:p>KOTA BATAM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1">
            <text:p>KOTA TANJUNG PINANG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1">
            <text:p>KAB. ADM. KEP. SERIBU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string" table:style-name="ce1">
            <text:p>KOTA ADM. JAKARTA PUSAT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string" table:style-name="ce1">
            <text:p>KOTA ADM. JAKARTA UTARA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string" table:style-name="ce1">
            <text:p>KOTA ADM. JAKARTA BARAT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string" table:style-name="ce1">
            <text:p>KOTA ADM. JAKARTA SELATAN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string" table:style-name="ce1">
            <text:p>KOTA ADM. JAKARTA TIMUR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string" table:style-name="ce1">
            <text:p>KAB. BOGO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string" table:style-name="ce1">
            <text:p>KAB. SUKABUM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string" table:style-name="ce1">
            <text:p>KAB. CIANJU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string" table:style-name="ce1">
            <text:p>KAB. BANDU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string" table:style-name="ce1">
            <text:p>KAB. GARUT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string" table:style-name="ce1">
            <text:p>KAB. TASIKMALAY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string" table:style-name="ce1">
            <text:p>KAB. CIAMIS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string" table:style-name="ce1">
            <text:p>KAB. KUNINGA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string" table:style-name="ce1">
            <text:p>KAB. CIREBO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1">
            <text:p>KAB. MAJALENGK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string" table:style-name="ce1">
            <text:p>KAB. SUMED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1">
            <text:p>KAB. INDRAMAYU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string" table:style-name="ce1">
            <text:p>KAB. SUB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string" table:style-name="ce1">
            <text:p>KAB. PURWAKART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string" table:style-name="ce1">
            <text:p>KAB. KARAW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string" table:style-name="ce1">
            <text:p>KAB. BEKAS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string" table:style-name="ce1">
            <text:p>KAB. BANDUNG BARAT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1">
            <text:p>KAB. PANGANDARA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string" table:style-name="ce1">
            <text:p>KOTA BOGO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string" table:style-name="ce1">
            <text:p>KOTA SUKABUM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string" table:style-name="ce1">
            <text:p>KOTA BANDU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string" table:style-name="ce1">
            <text:p>KOTA CIREBO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string" table:style-name="ce1">
            <text:p>KOTA BEKAS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string" table:style-name="ce1">
            <text:p>KOTA DEPOK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string" table:style-name="ce1">
            <text:p>KOTA CIMAH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string" table:style-name="ce1">
            <text:p>KOTA TASIKMALAY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string" table:style-name="ce1">
            <text:p>KOTA BANJA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string" table:style-name="ce1">
            <text:p>KAB. CILACAP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string" table:style-name="ce1">
            <text:p>KAB. BANYUMA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string" table:style-name="ce1">
            <text:p>KAB. PURBALINGG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string" table:style-name="ce1">
            <text:p>KAB. BANJARNEGA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1">
            <text:p>KAB. KEBUM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string" table:style-name="ce1">
            <text:p>KAB. PURWOREJ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string" table:style-name="ce1">
            <text:p>KAB. WONOSOB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string" table:style-name="ce1">
            <text:p>KAB. MAGE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string" table:style-name="ce1">
            <text:p>KAB. BOYOLAL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1">
            <text:p>KAB. KLAT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1">
            <text:p>KAB. SUKOHARJ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1">
            <text:p>KAB. WONOGIR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1">
            <text:p>KAB. KARANGANYAR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1">
            <text:p>KAB. SRAG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1">
            <text:p>KAB. GROBO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string" table:style-name="ce1">
            <text:p>KAB. BLO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string" table:style-name="ce1">
            <text:p>KAB. REMB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1">
            <text:p>KAB. PAT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1">
            <text:p>KAB. KUDU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1">
            <text:p>KAB. JEPA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string" table:style-name="ce1">
            <text:p>KAB. DEMAK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string" table:style-name="ce1">
            <text:p>KAB. SEMAR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string" table:style-name="ce1">
            <text:p>KAB. TEMANGGU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string" table:style-name="ce1">
            <text:p>KAB. KEND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string" table:style-name="ce1">
            <text:p>KAB. BAT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1">
            <text:p>KAB. PEKALON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1">
            <text:p>KAB. PEMA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string" table:style-name="ce1">
            <text:p>KAB. TEG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1">
            <text:p>KAB. BREBE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string" table:style-name="ce1">
            <text:p>KOTA MAGE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string" table:style-name="ce1">
            <text:p>KOTA SURAKART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string" table:style-name="ce1">
            <text:p>KOTA SALATIG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string" table:style-name="ce1">
            <text:p>KOTA SEMAR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string" table:style-name="ce1">
            <text:p>KOTA PEKALON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string" table:style-name="ce1">
            <text:p>KOTA TEG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string" table:style-name="ce1">
            <text:p>KAB. KULON PROGO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string" table:style-name="ce1">
            <text:p>KAB. BANTUL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1">
            <text:p>KAB. GUNUNGKIDUL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string" table:style-name="ce1">
            <text:p>KAB. SLEMAN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string" table:style-name="ce1">
            <text:p>KOTA YOGYAKARTA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string" table:style-name="ce1">
            <text:p>KAB. PACIT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2" table:style-name="ce1">
            <text:p>3502</text:p>
          </table:table-cell>
          <table:table-cell office:value-type="string" table:style-name="ce1">
            <text:p>KAB. PONORO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1">
            <text:p>KAB. TRENGGALE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string" table:style-name="ce1">
            <text:p>KAB. TULUNGAGU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5" table:style-name="ce1">
            <text:p>3505</text:p>
          </table:table-cell>
          <table:table-cell office:value-type="string" table:style-name="ce1">
            <text:p>KAB. BLITA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1">
            <text:p>KAB. KEDIR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7" table:style-name="ce1">
            <text:p>3507</text:p>
          </table:table-cell>
          <table:table-cell office:value-type="string" table:style-name="ce1">
            <text:p>KAB. MAL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string" table:style-name="ce1">
            <text:p>KAB. LUMAJ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string" table:style-name="ce1">
            <text:p>KAB. JEMBE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string" table:style-name="ce1">
            <text:p>KAB. BANYUWANG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1">
            <text:p>KAB. BONDOWOS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1">
            <text:p>KAB. SITUBOND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string" table:style-name="ce1">
            <text:p>KAB. PROBOLING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1">
            <text:p>KAB. PASURU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5" table:style-name="ce1">
            <text:p>3515</text:p>
          </table:table-cell>
          <table:table-cell office:value-type="string" table:style-name="ce1">
            <text:p>KAB. SIDOARJ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6" table:style-name="ce1">
            <text:p>3516</text:p>
          </table:table-cell>
          <table:table-cell office:value-type="string" table:style-name="ce1">
            <text:p>KAB. MOJOKERT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7" table:style-name="ce1">
            <text:p>3517</text:p>
          </table:table-cell>
          <table:table-cell office:value-type="string" table:style-name="ce1">
            <text:p>KAB. JOMB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8" table:style-name="ce1">
            <text:p>3518</text:p>
          </table:table-cell>
          <table:table-cell office:value-type="string" table:style-name="ce1">
            <text:p>KAB. NGANJU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9" table:style-name="ce1">
            <text:p>3519</text:p>
          </table:table-cell>
          <table:table-cell office:value-type="string" table:style-name="ce1">
            <text:p>KAB. MADIU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string" table:style-name="ce1">
            <text:p>KAB. MAGET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1" table:style-name="ce1">
            <text:p>3521</text:p>
          </table:table-cell>
          <table:table-cell office:value-type="string" table:style-name="ce1">
            <text:p>KAB. NGAW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2" table:style-name="ce1">
            <text:p>3522</text:p>
          </table:table-cell>
          <table:table-cell office:value-type="string" table:style-name="ce1">
            <text:p>KAB. BOJONEGOR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string" table:style-name="ce1">
            <text:p>KAB. TUB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4" table:style-name="ce1">
            <text:p>3524</text:p>
          </table:table-cell>
          <table:table-cell office:value-type="string" table:style-name="ce1">
            <text:p>KAB. LAMONG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5" table:style-name="ce1">
            <text:p>3525</text:p>
          </table:table-cell>
          <table:table-cell office:value-type="string" table:style-name="ce1">
            <text:p>KAB. GRESI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6" table:style-name="ce1">
            <text:p>3526</text:p>
          </table:table-cell>
          <table:table-cell office:value-type="string" table:style-name="ce1">
            <text:p>KAB. BANGKAL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7" table:style-name="ce1">
            <text:p>3527</text:p>
          </table:table-cell>
          <table:table-cell office:value-type="string" table:style-name="ce1">
            <text:p>KAB. SAMP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8" table:style-name="ce1">
            <text:p>3528</text:p>
          </table:table-cell>
          <table:table-cell office:value-type="string" table:style-name="ce1">
            <text:p>KAB. PAMEKAS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9" table:style-name="ce1">
            <text:p>3529</text:p>
          </table:table-cell>
          <table:table-cell office:value-type="string" table:style-name="ce1">
            <text:p>KAB. SUMENEP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1" table:style-name="ce1">
            <text:p>3571</text:p>
          </table:table-cell>
          <table:table-cell office:value-type="string" table:style-name="ce1">
            <text:p>KOTA KEDIR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2" table:style-name="ce1">
            <text:p>3572</text:p>
          </table:table-cell>
          <table:table-cell office:value-type="string" table:style-name="ce1">
            <text:p>KOTA BLITA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3" table:style-name="ce1">
            <text:p>3573</text:p>
          </table:table-cell>
          <table:table-cell office:value-type="string" table:style-name="ce1">
            <text:p>KOTA MAL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4" table:style-name="ce1">
            <text:p>3574</text:p>
          </table:table-cell>
          <table:table-cell office:value-type="string" table:style-name="ce1">
            <text:p>KOTA PROBOLING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5" table:style-name="ce1">
            <text:p>3575</text:p>
          </table:table-cell>
          <table:table-cell office:value-type="string" table:style-name="ce1">
            <text:p>KOTA PASURU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6" table:style-name="ce1">
            <text:p>3576</text:p>
          </table:table-cell>
          <table:table-cell office:value-type="string" table:style-name="ce1">
            <text:p>KOTA MOJOKERT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7" table:style-name="ce1">
            <text:p>3577</text:p>
          </table:table-cell>
          <table:table-cell office:value-type="string" table:style-name="ce1">
            <text:p>KOTA MADIU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8" table:style-name="ce1">
            <text:p>3578</text:p>
          </table:table-cell>
          <table:table-cell office:value-type="string" table:style-name="ce1">
            <text:p>KOTA SURABAYA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string" table:style-name="ce1">
            <text:p>KOTA BATU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601" table:style-name="ce1">
            <text:p>3601</text:p>
          </table:table-cell>
          <table:table-cell office:value-type="string" table:style-name="ce1">
            <text:p>KAB. PANDEGL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2" table:style-name="ce1">
            <text:p>3602</text:p>
          </table:table-cell>
          <table:table-cell office:value-type="string" table:style-name="ce1">
            <text:p>KAB. LEBAK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3" table:style-name="ce1">
            <text:p>3603</text:p>
          </table:table-cell>
          <table:table-cell office:value-type="string" table:style-name="ce1">
            <text:p>KAB. TANG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4" table:style-name="ce1">
            <text:p>3604</text:p>
          </table:table-cell>
          <table:table-cell office:value-type="string" table:style-name="ce1">
            <text:p>KAB. S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1" table:style-name="ce1">
            <text:p>3671</text:p>
          </table:table-cell>
          <table:table-cell office:value-type="string" table:style-name="ce1">
            <text:p>KOTA TANG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2" table:style-name="ce1">
            <text:p>3672</text:p>
          </table:table-cell>
          <table:table-cell office:value-type="string" table:style-name="ce1">
            <text:p>KOTA CILEGON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3" table:style-name="ce1">
            <text:p>3673</text:p>
          </table:table-cell>
          <table:table-cell office:value-type="string" table:style-name="ce1">
            <text:p>KOTA S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4" table:style-name="ce1">
            <text:p>3674</text:p>
          </table:table-cell>
          <table:table-cell office:value-type="string" table:style-name="ce1">
            <text:p>KOTA TANGERANG SELATAN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KAB. JEMBRANA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2" table:style-name="ce1">
            <text:p>5102</text:p>
          </table:table-cell>
          <table:table-cell office:value-type="string" table:style-name="ce1">
            <text:p>KAB. TABANAN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3" table:style-name="ce1">
            <text:p>5103</text:p>
          </table:table-cell>
          <table:table-cell office:value-type="string" table:style-name="ce1">
            <text:p>KAB. BADU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4" table:style-name="ce1">
            <text:p>5104</text:p>
          </table:table-cell>
          <table:table-cell office:value-type="string" table:style-name="ce1">
            <text:p>KAB. GIANYAR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string" table:style-name="ce1">
            <text:p>KAB. KLUNGKU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6" table:style-name="ce1">
            <text:p>5106</text:p>
          </table:table-cell>
          <table:table-cell office:value-type="string" table:style-name="ce1">
            <text:p>KAB. BANGLI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KAB. KARANGASEM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8" table:style-name="ce1">
            <text:p>5108</text:p>
          </table:table-cell>
          <table:table-cell office:value-type="string" table:style-name="ce1">
            <text:p>KAB. BULELE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71" table:style-name="ce1">
            <text:p>5171</text:p>
          </table:table-cell>
          <table:table-cell office:value-type="string" table:style-name="ce1">
            <text:p>KOTA DENPASAR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201" table:style-name="ce1">
            <text:p>5201</text:p>
          </table:table-cell>
          <table:table-cell office:value-type="string" table:style-name="ce1">
            <text:p>KAB. LOMBOK BARAT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2" table:style-name="ce1">
            <text:p>5202</text:p>
          </table:table-cell>
          <table:table-cell office:value-type="string" table:style-name="ce1">
            <text:p>KAB. LOMBOK TENGAH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3" table:style-name="ce1">
            <text:p>5203</text:p>
          </table:table-cell>
          <table:table-cell office:value-type="string" table:style-name="ce1">
            <text:p>KAB. LOMBOK TIMUR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4" table:style-name="ce1">
            <text:p>5204</text:p>
          </table:table-cell>
          <table:table-cell office:value-type="string" table:style-name="ce1">
            <text:p>KAB. SUMBAW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5" table:style-name="ce1">
            <text:p>5205</text:p>
          </table:table-cell>
          <table:table-cell office:value-type="string" table:style-name="ce1">
            <text:p>KAB. DOMPU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KAB. BIM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7" table:style-name="ce1">
            <text:p>5207</text:p>
          </table:table-cell>
          <table:table-cell office:value-type="string" table:style-name="ce1">
            <text:p>KAB. SUMBAWA BARAT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8" table:style-name="ce1">
            <text:p>5208</text:p>
          </table:table-cell>
          <table:table-cell office:value-type="string" table:style-name="ce1">
            <text:p>KAB. LOMBOK UTAR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71" table:style-name="ce1">
            <text:p>5271</text:p>
          </table:table-cell>
          <table:table-cell office:value-type="string" table:style-name="ce1">
            <text:p>KOTA MATARAM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72" table:style-name="ce1">
            <text:p>5272</text:p>
          </table:table-cell>
          <table:table-cell office:value-type="string" table:style-name="ce1">
            <text:p>KOTA BIM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301" table:style-name="ce1">
            <text:p>5301</text:p>
          </table:table-cell>
          <table:table-cell office:value-type="string" table:style-name="ce1">
            <text:p>KAB. KUPANG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2" table:style-name="ce1">
            <text:p>5302</text:p>
          </table:table-cell>
          <table:table-cell office:value-type="string" table:style-name="ce1">
            <text:p>KAB TIMOR TENGAH SELATAN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3" table:style-name="ce1">
            <text:p>5303</text:p>
          </table:table-cell>
          <table:table-cell office:value-type="string" table:style-name="ce1">
            <text:p>KAB. TIMOR TENGAH UTAR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4" table:style-name="ce1">
            <text:p>5304</text:p>
          </table:table-cell>
          <table:table-cell office:value-type="string" table:style-name="ce1">
            <text:p>KAB. BELU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5" table:style-name="ce1">
            <text:p>5305</text:p>
          </table:table-cell>
          <table:table-cell office:value-type="string" table:style-name="ce1">
            <text:p>KAB. ALO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KAB. FLORES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7" table:style-name="ce1">
            <text:p>5307</text:p>
          </table:table-cell>
          <table:table-cell office:value-type="string" table:style-name="ce1">
            <text:p>KAB. SIKK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KAB. ENDE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9" table:style-name="ce1">
            <text:p>5309</text:p>
          </table:table-cell>
          <table:table-cell office:value-type="string" table:style-name="ce1">
            <text:p>KAB. NGAD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KAB. MANGGARAI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string" table:style-name="ce1">
            <text:p>KAB. SUMBA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2" table:style-name="ce1">
            <text:p>5312</text:p>
          </table:table-cell>
          <table:table-cell office:value-type="string" table:style-name="ce1">
            <text:p>KAB. SUMBA BARAT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KAB. LEMBAT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4" table:style-name="ce1">
            <text:p>5314</text:p>
          </table:table-cell>
          <table:table-cell office:value-type="string" table:style-name="ce1">
            <text:p>KAB. ROTE NDAO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KAB. MANGGARAI BARAT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6" table:style-name="ce1">
            <text:p>5316</text:p>
          </table:table-cell>
          <table:table-cell office:value-type="string" table:style-name="ce1">
            <text:p>KAB. NAGEKEO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7" table:style-name="ce1">
            <text:p>5317</text:p>
          </table:table-cell>
          <table:table-cell office:value-type="string" table:style-name="ce1">
            <text:p>KAB. SUMBA TENGAH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1">
            <text:p>KAB. SUMBA BARAT DAY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9" table:style-name="ce1">
            <text:p>5319</text:p>
          </table:table-cell>
          <table:table-cell office:value-type="string" table:style-name="ce1">
            <text:p>KAB. MANGGARAI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20" table:style-name="ce1">
            <text:p>5320</text:p>
          </table:table-cell>
          <table:table-cell office:value-type="string" table:style-name="ce1">
            <text:p>KAB. SABU RAIJU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KAB. MALAK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71" table:style-name="ce1">
            <text:p>5371</text:p>
          </table:table-cell>
          <table:table-cell office:value-type="string" table:style-name="ce1">
            <text:p>KOTA KUPANG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101" table:style-name="ce1">
            <text:p>6101</text:p>
          </table:table-cell>
          <table:table-cell office:value-type="string" table:style-name="ce1">
            <text:p>KAB. SAMBAS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2" table:style-name="ce1">
            <text:p>6102</text:p>
          </table:table-cell>
          <table:table-cell office:value-type="string" table:style-name="ce1">
            <text:p>KAB. MEMPAWAH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3" table:style-name="ce1">
            <text:p>6103</text:p>
          </table:table-cell>
          <table:table-cell office:value-type="string" table:style-name="ce1">
            <text:p>KAB. SANGGA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4" table:style-name="ce1">
            <text:p>6104</text:p>
          </table:table-cell>
          <table:table-cell office:value-type="string" table:style-name="ce1">
            <text:p>KAB. KETAP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5" table:style-name="ce1">
            <text:p>6105</text:p>
          </table:table-cell>
          <table:table-cell office:value-type="string" table:style-name="ce1">
            <text:p>KAB. SINT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6" table:style-name="ce1">
            <text:p>6106</text:p>
          </table:table-cell>
          <table:table-cell office:value-type="string" table:style-name="ce1">
            <text:p>KAB. KAPUAS HUL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7" table:style-name="ce1">
            <text:p>6107</text:p>
          </table:table-cell>
          <table:table-cell office:value-type="string" table:style-name="ce1">
            <text:p>KAB. BENGKAY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8" table:style-name="ce1">
            <text:p>6108</text:p>
          </table:table-cell>
          <table:table-cell office:value-type="string" table:style-name="ce1">
            <text:p>KAB. LANDAK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9" table:style-name="ce1">
            <text:p>6109</text:p>
          </table:table-cell>
          <table:table-cell office:value-type="string" table:style-name="ce1">
            <text:p>KAB. SEKADA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0" table:style-name="ce1">
            <text:p>6110</text:p>
          </table:table-cell>
          <table:table-cell office:value-type="string" table:style-name="ce1">
            <text:p>KAB. MELAWI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1" table:style-name="ce1">
            <text:p>6111</text:p>
          </table:table-cell>
          <table:table-cell office:value-type="string" table:style-name="ce1">
            <text:p>KAB. KAYONG UTARA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string" table:style-name="ce1">
            <text:p>KAB. KUBU RAYA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string" table:style-name="ce1">
            <text:p>KOTA PONTIANAK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72" table:style-name="ce1">
            <text:p>6172</text:p>
          </table:table-cell>
          <table:table-cell office:value-type="string" table:style-name="ce1">
            <text:p>KOTA SINGKAW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201" table:style-name="ce1">
            <text:p>6201</text:p>
          </table:table-cell>
          <table:table-cell office:value-type="string" table:style-name="ce1">
            <text:p>KAB. KOTAWARINGIN BARAT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2" table:style-name="ce1">
            <text:p>6202</text:p>
          </table:table-cell>
          <table:table-cell office:value-type="string" table:style-name="ce1">
            <text:p>KAB. KOTAWARINGIN TIMUR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3" table:style-name="ce1">
            <text:p>6203</text:p>
          </table:table-cell>
          <table:table-cell office:value-type="string" table:style-name="ce1">
            <text:p>KAB. KAPUAS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4" table:style-name="ce1">
            <text:p>6204</text:p>
          </table:table-cell>
          <table:table-cell office:value-type="string" table:style-name="ce1">
            <text:p>KAB. BARITO SELAT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5" table:style-name="ce1">
            <text:p>6205</text:p>
          </table:table-cell>
          <table:table-cell office:value-type="string" table:style-name="ce1">
            <text:p>KAB. BARITO UTAR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6" table:style-name="ce1">
            <text:p>6206</text:p>
          </table:table-cell>
          <table:table-cell office:value-type="string" table:style-name="ce1">
            <text:p>KAB. KATING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7" table:style-name="ce1">
            <text:p>6207</text:p>
          </table:table-cell>
          <table:table-cell office:value-type="string" table:style-name="ce1">
            <text:p>KAB. SERUY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8" table:style-name="ce1">
            <text:p>6208</text:p>
          </table:table-cell>
          <table:table-cell office:value-type="string" table:style-name="ce1">
            <text:p>KAB. SUKAMAR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9" table:style-name="ce1">
            <text:p>6209</text:p>
          </table:table-cell>
          <table:table-cell office:value-type="string" table:style-name="ce1">
            <text:p>KAB. LAMANDAU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0" table:style-name="ce1">
            <text:p>6210</text:p>
          </table:table-cell>
          <table:table-cell office:value-type="string" table:style-name="ce1">
            <text:p>KAB. GUNUNG MAS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1" table:style-name="ce1">
            <text:p>6211</text:p>
          </table:table-cell>
          <table:table-cell office:value-type="string" table:style-name="ce1">
            <text:p>KAB. PULANG PISAU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2" table:style-name="ce1">
            <text:p>6212</text:p>
          </table:table-cell>
          <table:table-cell office:value-type="string" table:style-name="ce1">
            <text:p>KAB. MURUNG RAY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3" table:style-name="ce1">
            <text:p>6213</text:p>
          </table:table-cell>
          <table:table-cell office:value-type="string" table:style-name="ce1">
            <text:p>KAB. BARITO TIMUR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71" table:style-name="ce1">
            <text:p>6271</text:p>
          </table:table-cell>
          <table:table-cell office:value-type="string" table:style-name="ce1">
            <text:p>KOTA PALANGKARAY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301" table:style-name="ce1">
            <text:p>6301</text:p>
          </table:table-cell>
          <table:table-cell office:value-type="string" table:style-name="ce1">
            <text:p>KAB. TANAH LAUT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2" table:style-name="ce1">
            <text:p>6302</text:p>
          </table:table-cell>
          <table:table-cell office:value-type="string" table:style-name="ce1">
            <text:p>KAB. KOTABAR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3" table:style-name="ce1">
            <text:p>6303</text:p>
          </table:table-cell>
          <table:table-cell office:value-type="string" table:style-name="ce1">
            <text:p>KAB. BANJAR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4" table:style-name="ce1">
            <text:p>6304</text:p>
          </table:table-cell>
          <table:table-cell office:value-type="string" table:style-name="ce1">
            <text:p>KAB. BARITO KUALA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5" table:style-name="ce1">
            <text:p>6305</text:p>
          </table:table-cell>
          <table:table-cell office:value-type="string" table:style-name="ce1">
            <text:p>KAB. TAPI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6" table:style-name="ce1">
            <text:p>6306</text:p>
          </table:table-cell>
          <table:table-cell office:value-type="string" table:style-name="ce1">
            <text:p>KAB. HULU SUNGAI SELATA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7" table:style-name="ce1">
            <text:p>6307</text:p>
          </table:table-cell>
          <table:table-cell office:value-type="string" table:style-name="ce1">
            <text:p>KAB. HULU SUNGAI TENGAH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8" table:style-name="ce1">
            <text:p>6308</text:p>
          </table:table-cell>
          <table:table-cell office:value-type="string" table:style-name="ce1">
            <text:p>KAB. HULU SUNGAI UTARA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9" table:style-name="ce1">
            <text:p>6309</text:p>
          </table:table-cell>
          <table:table-cell office:value-type="string" table:style-name="ce1">
            <text:p>KAB. TABALONG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10" table:style-name="ce1">
            <text:p>6310</text:p>
          </table:table-cell>
          <table:table-cell office:value-type="string" table:style-name="ce1">
            <text:p>KAB. TANAH BUMB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11" table:style-name="ce1">
            <text:p>6311</text:p>
          </table:table-cell>
          <table:table-cell office:value-type="string" table:style-name="ce1">
            <text:p>KAB. BALANGA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71" table:style-name="ce1">
            <text:p>6371</text:p>
          </table:table-cell>
          <table:table-cell office:value-type="string" table:style-name="ce1">
            <text:p>KOTA BANJARMASI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72" table:style-name="ce1">
            <text:p>6372</text:p>
          </table:table-cell>
          <table:table-cell office:value-type="string" table:style-name="ce1">
            <text:p>KOTA BANJARBAR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401" table:style-name="ce1">
            <text:p>6401</text:p>
          </table:table-cell>
          <table:table-cell office:value-type="string" table:style-name="ce1">
            <text:p>KAB. PASER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2" table:style-name="ce1">
            <text:p>6402</text:p>
          </table:table-cell>
          <table:table-cell office:value-type="string" table:style-name="ce1">
            <text:p>KAB. KUTAI KARTANEGAR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3" table:style-name="ce1">
            <text:p>6403</text:p>
          </table:table-cell>
          <table:table-cell office:value-type="string" table:style-name="ce1">
            <text:p>KAB. BERAU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7" table:style-name="ce1">
            <text:p>6407</text:p>
          </table:table-cell>
          <table:table-cell office:value-type="string" table:style-name="ce1">
            <text:p>KAB. KUTAI BARAT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8" table:style-name="ce1">
            <text:p>6408</text:p>
          </table:table-cell>
          <table:table-cell office:value-type="string" table:style-name="ce1">
            <text:p>KAB. KUTAI TIMUR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9" table:style-name="ce1">
            <text:p>6409</text:p>
          </table:table-cell>
          <table:table-cell office:value-type="string" table:style-name="ce1">
            <text:p>KAB. PENAJAM PASER UTAR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11" table:style-name="ce1">
            <text:p>6411</text:p>
          </table:table-cell>
          <table:table-cell office:value-type="string" table:style-name="ce1">
            <text:p>KAB. MAHAKAM ULU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1" table:style-name="ce1">
            <text:p>6471</text:p>
          </table:table-cell>
          <table:table-cell office:value-type="string" table:style-name="ce1">
            <text:p>KOTA BALIKPAPAN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2" table:style-name="ce1">
            <text:p>6472</text:p>
          </table:table-cell>
          <table:table-cell office:value-type="string" table:style-name="ce1">
            <text:p>KOTA SAMARIND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4" table:style-name="ce1">
            <text:p>6474</text:p>
          </table:table-cell>
          <table:table-cell office:value-type="string" table:style-name="ce1">
            <text:p>KOTA BONTANG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501" table:style-name="ce1">
            <text:p>6501</text:p>
          </table:table-cell>
          <table:table-cell office:value-type="string" table:style-name="ce1">
            <text:p>KAB. BULUNG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2" table:style-name="ce1">
            <text:p>6502</text:p>
          </table:table-cell>
          <table:table-cell office:value-type="string" table:style-name="ce1">
            <text:p>KAB. MALINAU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3" table:style-name="ce1">
            <text:p>6503</text:p>
          </table:table-cell>
          <table:table-cell office:value-type="string" table:style-name="ce1">
            <text:p>KAB. NUNUK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4" table:style-name="ce1">
            <text:p>6504</text:p>
          </table:table-cell>
          <table:table-cell office:value-type="string" table:style-name="ce1">
            <text:p>KAB. TANA TIDUNG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71" table:style-name="ce1">
            <text:p>6571</text:p>
          </table:table-cell>
          <table:table-cell office:value-type="string" table:style-name="ce1">
            <text:p>KOTA TARAK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101" table:style-name="ce1">
            <text:p>7101</text:p>
          </table:table-cell>
          <table:table-cell office:value-type="string" table:style-name="ce1">
            <text:p>KAB. BOLAANG MONGONDOW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2" table:style-name="ce1">
            <text:p>7102</text:p>
          </table:table-cell>
          <table:table-cell office:value-type="string" table:style-name="ce1">
            <text:p>KAB. MINAHAS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3" table:style-name="ce1">
            <text:p>7103</text:p>
          </table:table-cell>
          <table:table-cell office:value-type="string" table:style-name="ce1">
            <text:p>KAB. KEPULAUAN SANGIHE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4" table:style-name="ce1">
            <text:p>7104</text:p>
          </table:table-cell>
          <table:table-cell office:value-type="string" table:style-name="ce1">
            <text:p>KAB. KEPULAUAN TALAUD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5" table:style-name="ce1">
            <text:p>7105</text:p>
          </table:table-cell>
          <table:table-cell office:value-type="string" table:style-name="ce1">
            <text:p>KAB. MINAHASA SELATA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6" table:style-name="ce1">
            <text:p>7106</text:p>
          </table:table-cell>
          <table:table-cell office:value-type="string" table:style-name="ce1">
            <text:p>KAB. MINAHASA UT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7" table:style-name="ce1">
            <text:p>7107</text:p>
          </table:table-cell>
          <table:table-cell office:value-type="string" table:style-name="ce1">
            <text:p>KAB. MINAHASA TENGG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8" table:style-name="ce1">
            <text:p>7108</text:p>
          </table:table-cell>
          <table:table-cell office:value-type="string" table:style-name="ce1">
            <text:p>KAB. BOLAANG MONGONDOW UT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9" table:style-name="ce1">
            <text:p>7109</text:p>
          </table:table-cell>
          <table:table-cell office:value-type="string" table:style-name="ce1">
            <text:p>KAB. KEP. SIAU TAGULANDANG BIARO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10" table:style-name="ce1">
            <text:p>7110</text:p>
          </table:table-cell>
          <table:table-cell office:value-type="string" table:style-name="ce1">
            <text:p>KAB. BOLAANG MONGONDOW TIMUR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11" table:style-name="ce1">
            <text:p>7111</text:p>
          </table:table-cell>
          <table:table-cell office:value-type="string" table:style-name="ce1">
            <text:p>KAB. BOLAANG MONGONDOW SELATA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1" table:style-name="ce1">
            <text:p>7171</text:p>
          </table:table-cell>
          <table:table-cell office:value-type="string" table:style-name="ce1">
            <text:p>KOTA MANADO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2" table:style-name="ce1">
            <text:p>7172</text:p>
          </table:table-cell>
          <table:table-cell office:value-type="string" table:style-name="ce1">
            <text:p>KOTA BITUNG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3" table:style-name="ce1">
            <text:p>7173</text:p>
          </table:table-cell>
          <table:table-cell office:value-type="string" table:style-name="ce1">
            <text:p>KOTA TOMOHO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4" table:style-name="ce1">
            <text:p>7174</text:p>
          </table:table-cell>
          <table:table-cell office:value-type="string" table:style-name="ce1">
            <text:p>KOTA KOTAMOBAGU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201" table:style-name="ce1">
            <text:p>7201</text:p>
          </table:table-cell>
          <table:table-cell office:value-type="string" table:style-name="ce1">
            <text:p>KAB. BANGGA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2" table:style-name="ce1">
            <text:p>7202</text:p>
          </table:table-cell>
          <table:table-cell office:value-type="string" table:style-name="ce1">
            <text:p>KAB. POSO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3" table:style-name="ce1">
            <text:p>7203</text:p>
          </table:table-cell>
          <table:table-cell office:value-type="string" table:style-name="ce1">
            <text:p>KAB. DONGGAL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4" table:style-name="ce1">
            <text:p>7204</text:p>
          </table:table-cell>
          <table:table-cell office:value-type="string" table:style-name="ce1">
            <text:p>KAB. TOLI TOL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5" table:style-name="ce1">
            <text:p>7205</text:p>
          </table:table-cell>
          <table:table-cell office:value-type="string" table:style-name="ce1">
            <text:p>KAB. BUOL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6" table:style-name="ce1">
            <text:p>7206</text:p>
          </table:table-cell>
          <table:table-cell office:value-type="string" table:style-name="ce1">
            <text:p>KAB. MOROWAL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7" table:style-name="ce1">
            <text:p>7207</text:p>
          </table:table-cell>
          <table:table-cell office:value-type="string" table:style-name="ce1">
            <text:p>KAB. BANGGAI KEPULAUAN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8" table:style-name="ce1">
            <text:p>7208</text:p>
          </table:table-cell>
          <table:table-cell office:value-type="string" table:style-name="ce1">
            <text:p>KAB. PARIGI MOUTONG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9" table:style-name="ce1">
            <text:p>7209</text:p>
          </table:table-cell>
          <table:table-cell office:value-type="string" table:style-name="ce1">
            <text:p>KAB. TOJO UNA UN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0" table:style-name="ce1">
            <text:p>7210</text:p>
          </table:table-cell>
          <table:table-cell office:value-type="string" table:style-name="ce1">
            <text:p>KAB. SIG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1" table:style-name="ce1">
            <text:p>7211</text:p>
          </table:table-cell>
          <table:table-cell office:value-type="string" table:style-name="ce1">
            <text:p>KAB. BANGGAI LAUT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2" table:style-name="ce1">
            <text:p>7212</text:p>
          </table:table-cell>
          <table:table-cell office:value-type="string" table:style-name="ce1">
            <text:p>KAB. MOROWALI UTAR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71" table:style-name="ce1">
            <text:p>7271</text:p>
          </table:table-cell>
          <table:table-cell office:value-type="string" table:style-name="ce1">
            <text:p>KOTA PALU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301" table:style-name="ce1">
            <text:p>7301</text:p>
          </table:table-cell>
          <table:table-cell office:value-type="string" table:style-name="ce1">
            <text:p>KAB. KEPULAUAN SELAY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2" table:style-name="ce1">
            <text:p>7302</text:p>
          </table:table-cell>
          <table:table-cell office:value-type="string" table:style-name="ce1">
            <text:p>KAB. BULUKUMB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3" table:style-name="ce1">
            <text:p>7303</text:p>
          </table:table-cell>
          <table:table-cell office:value-type="string" table:style-name="ce1">
            <text:p>KAB. BANTAE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4" table:style-name="ce1">
            <text:p>7304</text:p>
          </table:table-cell>
          <table:table-cell office:value-type="string" table:style-name="ce1">
            <text:p>KAB. JENEPONT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5" table:style-name="ce1">
            <text:p>7305</text:p>
          </table:table-cell>
          <table:table-cell office:value-type="string" table:style-name="ce1">
            <text:p>KAB. TAKAL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6" table:style-name="ce1">
            <text:p>7306</text:p>
          </table:table-cell>
          <table:table-cell office:value-type="string" table:style-name="ce1">
            <text:p>KAB. GOW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7" table:style-name="ce1">
            <text:p>7307</text:p>
          </table:table-cell>
          <table:table-cell office:value-type="string" table:style-name="ce1">
            <text:p>KAB. SINJAI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8" table:style-name="ce1">
            <text:p>7308</text:p>
          </table:table-cell>
          <table:table-cell office:value-type="string" table:style-name="ce1">
            <text:p>KAB. BONE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9" table:style-name="ce1">
            <text:p>7309</text:p>
          </table:table-cell>
          <table:table-cell office:value-type="string" table:style-name="ce1">
            <text:p>KAB. MAROS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0" table:style-name="ce1">
            <text:p>7310</text:p>
          </table:table-cell>
          <table:table-cell office:value-type="string" table:style-name="ce1">
            <text:p>KAB. PANGKAJENE KEPULAUAN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1" table:style-name="ce1">
            <text:p>7311</text:p>
          </table:table-cell>
          <table:table-cell office:value-type="string" table:style-name="ce1">
            <text:p>KAB. BARRU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2" table:style-name="ce1">
            <text:p>7312</text:p>
          </table:table-cell>
          <table:table-cell office:value-type="string" table:style-name="ce1">
            <text:p>KAB. SOPPE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3" table:style-name="ce1">
            <text:p>7313</text:p>
          </table:table-cell>
          <table:table-cell office:value-type="string" table:style-name="ce1">
            <text:p>KAB. WAJ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4" table:style-name="ce1">
            <text:p>7314</text:p>
          </table:table-cell>
          <table:table-cell office:value-type="string" table:style-name="ce1">
            <text:p>KAB. SIDENRENG RAPP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5" table:style-name="ce1">
            <text:p>7315</text:p>
          </table:table-cell>
          <table:table-cell office:value-type="string" table:style-name="ce1">
            <text:p>KAB. PINR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6" table:style-name="ce1">
            <text:p>7316</text:p>
          </table:table-cell>
          <table:table-cell office:value-type="string" table:style-name="ce1">
            <text:p>KAB. ENREK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7" table:style-name="ce1">
            <text:p>7317</text:p>
          </table:table-cell>
          <table:table-cell office:value-type="string" table:style-name="ce1">
            <text:p>KAB. LUWU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8" table:style-name="ce1">
            <text:p>7318</text:p>
          </table:table-cell>
          <table:table-cell office:value-type="string" table:style-name="ce1">
            <text:p>KAB. TANA TORAJ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2" table:style-name="ce1">
            <text:p>7322</text:p>
          </table:table-cell>
          <table:table-cell office:value-type="string" table:style-name="ce1">
            <text:p>KAB. LUWU UTAR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4" table:style-name="ce1">
            <text:p>7324</text:p>
          </table:table-cell>
          <table:table-cell office:value-type="string" table:style-name="ce1">
            <text:p>KAB. LUWU TIMU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6" table:style-name="ce1">
            <text:p>7326</text:p>
          </table:table-cell>
          <table:table-cell office:value-type="string" table:style-name="ce1">
            <text:p>KAB. TORAJA UTAR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1" table:style-name="ce1">
            <text:p>7371</text:p>
          </table:table-cell>
          <table:table-cell office:value-type="string" table:style-name="ce1">
            <text:p>KOTA MAKASS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2" table:style-name="ce1">
            <text:p>7372</text:p>
          </table:table-cell>
          <table:table-cell office:value-type="string" table:style-name="ce1">
            <text:p>KOTA PARE PARE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3" table:style-name="ce1">
            <text:p>7373</text:p>
          </table:table-cell>
          <table:table-cell office:value-type="string" table:style-name="ce1">
            <text:p>KOTA PALOP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401" table:style-name="ce1">
            <text:p>7401</text:p>
          </table:table-cell>
          <table:table-cell office:value-type="string" table:style-name="ce1">
            <text:p>KAB. KOLAK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2" table:style-name="ce1">
            <text:p>7402</text:p>
          </table:table-cell>
          <table:table-cell office:value-type="string" table:style-name="ce1">
            <text:p>KAB. KONAWE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3" table:style-name="ce1">
            <text:p>7403</text:p>
          </table:table-cell>
          <table:table-cell office:value-type="string" table:style-name="ce1">
            <text:p>KAB. MUN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4" table:style-name="ce1">
            <text:p>7404</text:p>
          </table:table-cell>
          <table:table-cell office:value-type="string" table:style-name="ce1">
            <text:p>KAB. BUTO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5" table:style-name="ce1">
            <text:p>7405</text:p>
          </table:table-cell>
          <table:table-cell office:value-type="string" table:style-name="ce1">
            <text:p>KAB. KONAWE SELAT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6" table:style-name="ce1">
            <text:p>7406</text:p>
          </table:table-cell>
          <table:table-cell office:value-type="string" table:style-name="ce1">
            <text:p>KAB. BOMBAN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7" table:style-name="ce1">
            <text:p>7407</text:p>
          </table:table-cell>
          <table:table-cell office:value-type="string" table:style-name="ce1">
            <text:p>KAB. WAKATOBI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8" table:style-name="ce1">
            <text:p>7408</text:p>
          </table:table-cell>
          <table:table-cell office:value-type="string" table:style-name="ce1">
            <text:p>KAB. KOLAKA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9" table:style-name="ce1">
            <text:p>7409</text:p>
          </table:table-cell>
          <table:table-cell office:value-type="string" table:style-name="ce1">
            <text:p>KAB. KONAWE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0" table:style-name="ce1">
            <text:p>7410</text:p>
          </table:table-cell>
          <table:table-cell office:value-type="string" table:style-name="ce1">
            <text:p>KAB. BUTON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1" table:style-name="ce1">
            <text:p>7411</text:p>
          </table:table-cell>
          <table:table-cell office:value-type="string" table:style-name="ce1">
            <text:p>KAB. KOLAKA TIMUR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2" table:style-name="ce1">
            <text:p>7412</text:p>
          </table:table-cell>
          <table:table-cell office:value-type="string" table:style-name="ce1">
            <text:p>KAB. KONAWE KEPULAU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3" table:style-name="ce1">
            <text:p>7413</text:p>
          </table:table-cell>
          <table:table-cell office:value-type="string" table:style-name="ce1">
            <text:p>KAB. MUNA BARAT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4" table:style-name="ce1">
            <text:p>7414</text:p>
          </table:table-cell>
          <table:table-cell office:value-type="string" table:style-name="ce1">
            <text:p>KAB. BUTON TENGAH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5" table:style-name="ce1">
            <text:p>7415</text:p>
          </table:table-cell>
          <table:table-cell office:value-type="string" table:style-name="ce1">
            <text:p>KAB. BUTON SELAT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71" table:style-name="ce1">
            <text:p>7471</text:p>
          </table:table-cell>
          <table:table-cell office:value-type="string" table:style-name="ce1">
            <text:p>KOTA KENDARI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72" table:style-name="ce1">
            <text:p>7472</text:p>
          </table:table-cell>
          <table:table-cell office:value-type="string" table:style-name="ce1">
            <text:p>KOTA BAU BAU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501" table:style-name="ce1">
            <text:p>7501</text:p>
          </table:table-cell>
          <table:table-cell office:value-type="string" table:style-name="ce1">
            <text:p>KAB. GORONTAL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2" table:style-name="ce1">
            <text:p>7502</text:p>
          </table:table-cell>
          <table:table-cell office:value-type="string" table:style-name="ce1">
            <text:p>KAB. BOALEM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3" table:style-name="ce1">
            <text:p>7503</text:p>
          </table:table-cell>
          <table:table-cell office:value-type="string" table:style-name="ce1">
            <text:p>KAB. BONE BOLANG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4" table:style-name="ce1">
            <text:p>7504</text:p>
          </table:table-cell>
          <table:table-cell office:value-type="string" table:style-name="ce1">
            <text:p>KAB. PAHUWAT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5" table:style-name="ce1">
            <text:p>7505</text:p>
          </table:table-cell>
          <table:table-cell office:value-type="string" table:style-name="ce1">
            <text:p>KAB. GORONTALO UTARA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71" table:style-name="ce1">
            <text:p>7571</text:p>
          </table:table-cell>
          <table:table-cell office:value-type="string" table:style-name="ce1">
            <text:p>KOTA GORONTAL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601" table:style-name="ce1">
            <text:p>7601</text:p>
          </table:table-cell>
          <table:table-cell office:value-type="string" table:style-name="ce1">
            <text:p>KAB. PASANGKAYU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2" table:style-name="ce1">
            <text:p>7602</text:p>
          </table:table-cell>
          <table:table-cell office:value-type="string" table:style-name="ce1">
            <text:p>KAB. MAMUJU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3" table:style-name="ce1">
            <text:p>7603</text:p>
          </table:table-cell>
          <table:table-cell office:value-type="string" table:style-name="ce1">
            <text:p>KAB. MAMASA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4" table:style-name="ce1">
            <text:p>7604</text:p>
          </table:table-cell>
          <table:table-cell office:value-type="string" table:style-name="ce1">
            <text:p>KAB. POLEWALI MANDAR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5" table:style-name="ce1">
            <text:p>7605</text:p>
          </table:table-cell>
          <table:table-cell office:value-type="string" table:style-name="ce1">
            <text:p>KAB. MAJENE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6" table:style-name="ce1">
            <text:p>7606</text:p>
          </table:table-cell>
          <table:table-cell office:value-type="string" table:style-name="ce1">
            <text:p>KAB. MAMUJU TENGAH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101" table:style-name="ce1">
            <text:p>8101</text:p>
          </table:table-cell>
          <table:table-cell office:value-type="string" table:style-name="ce1">
            <text:p>KAB. MALUKU TENGAH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2" table:style-name="ce1">
            <text:p>8102</text:p>
          </table:table-cell>
          <table:table-cell office:value-type="string" table:style-name="ce1">
            <text:p>KAB. MALUKU TENGGARA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3" table:style-name="ce1">
            <text:p>8103</text:p>
          </table:table-cell>
          <table:table-cell office:value-type="string" table:style-name="ce1">
            <text:p>KAB. KEPULAUAN TANIMBAR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4" table:style-name="ce1">
            <text:p>8104</text:p>
          </table:table-cell>
          <table:table-cell office:value-type="string" table:style-name="ce1">
            <text:p>KAB. BURU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5" table:style-name="ce1">
            <text:p>8105</text:p>
          </table:table-cell>
          <table:table-cell office:value-type="string" table:style-name="ce1">
            <text:p>KAB. SERAM BAGIAN TIMUR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6" table:style-name="ce1">
            <text:p>8106</text:p>
          </table:table-cell>
          <table:table-cell office:value-type="string" table:style-name="ce1">
            <text:p>KAB. SERAM BAGIAN BARAT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7" table:style-name="ce1">
            <text:p>8107</text:p>
          </table:table-cell>
          <table:table-cell office:value-type="string" table:style-name="ce1">
            <text:p>KAB. KEPULAUAN ARU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8" table:style-name="ce1">
            <text:p>8108</text:p>
          </table:table-cell>
          <table:table-cell office:value-type="string" table:style-name="ce1">
            <text:p>KAB. MALUKU BARAT DAYA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9" table:style-name="ce1">
            <text:p>8109</text:p>
          </table:table-cell>
          <table:table-cell office:value-type="string" table:style-name="ce1">
            <text:p>KAB. BURU SELATAN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71" table:style-name="ce1">
            <text:p>8171</text:p>
          </table:table-cell>
          <table:table-cell office:value-type="string" table:style-name="ce1">
            <text:p>KOTA AMBON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72" table:style-name="ce1">
            <text:p>8172</text:p>
          </table:table-cell>
          <table:table-cell office:value-type="string" table:style-name="ce1">
            <text:p>KOTA TUAL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201" table:style-name="ce1">
            <text:p>8201</text:p>
          </table:table-cell>
          <table:table-cell office:value-type="string" table:style-name="ce1">
            <text:p>KAB. HALMAHERA BARAT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2" table:style-name="ce1">
            <text:p>8202</text:p>
          </table:table-cell>
          <table:table-cell office:value-type="string" table:style-name="ce1">
            <text:p>KAB. HALMAHERA TENGAH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3" table:style-name="ce1">
            <text:p>8203</text:p>
          </table:table-cell>
          <table:table-cell office:value-type="string" table:style-name="ce1">
            <text:p>KAB. HALMAHERA UTARA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4" table:style-name="ce1">
            <text:p>8204</text:p>
          </table:table-cell>
          <table:table-cell office:value-type="string" table:style-name="ce1">
            <text:p>KAB. HALMAHERA SELATAN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5" table:style-name="ce1">
            <text:p>8205</text:p>
          </table:table-cell>
          <table:table-cell office:value-type="string" table:style-name="ce1">
            <text:p>KAB. KEPULAUAN SULA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6" table:style-name="ce1">
            <text:p>8206</text:p>
          </table:table-cell>
          <table:table-cell office:value-type="string" table:style-name="ce1">
            <text:p>KAB. HALMAHERA TIMUR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7" table:style-name="ce1">
            <text:p>8207</text:p>
          </table:table-cell>
          <table:table-cell office:value-type="string" table:style-name="ce1">
            <text:p>KAB. PULAU MOROTAI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8" table:style-name="ce1">
            <text:p>8208</text:p>
          </table:table-cell>
          <table:table-cell office:value-type="string" table:style-name="ce1">
            <text:p>KAB. PULAU TALIABU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71" table:style-name="ce1">
            <text:p>8271</text:p>
          </table:table-cell>
          <table:table-cell office:value-type="string" table:style-name="ce1">
            <text:p>KOTA TERNATE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72" table:style-name="ce1">
            <text:p>8272</text:p>
          </table:table-cell>
          <table:table-cell office:value-type="string" table:style-name="ce1">
            <text:p>KOTA TIDORE KEPULAUAN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9101" table:style-name="ce1">
            <text:p>9101</text:p>
          </table:table-cell>
          <table:table-cell office:value-type="string" table:style-name="ce1">
            <text:p>KAB. MERAUKE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2" table:style-name="ce1">
            <text:p>9102</text:p>
          </table:table-cell>
          <table:table-cell office:value-type="string" table:style-name="ce1">
            <text:p>KAB. JAYAWI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3" table:style-name="ce1">
            <text:p>9103</text:p>
          </table:table-cell>
          <table:table-cell office:value-type="string" table:style-name="ce1">
            <text:p>KAB. JAYAPU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4" table:style-name="ce1">
            <text:p>9104</text:p>
          </table:table-cell>
          <table:table-cell office:value-type="string" table:style-name="ce1">
            <text:p>KAB. NABIRE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5" table:style-name="ce1">
            <text:p>9105</text:p>
          </table:table-cell>
          <table:table-cell office:value-type="string" table:style-name="ce1">
            <text:p>KAB. KEPULAUAN YAPEN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6" table:style-name="ce1">
            <text:p>9106</text:p>
          </table:table-cell>
          <table:table-cell office:value-type="string" table:style-name="ce1">
            <text:p>KAB. BIAK NUMFOR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7" table:style-name="ce1">
            <text:p>9107</text:p>
          </table:table-cell>
          <table:table-cell office:value-type="string" table:style-name="ce1">
            <text:p>KAB. PUNCAK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8" table:style-name="ce1">
            <text:p>9108</text:p>
          </table:table-cell>
          <table:table-cell office:value-type="string" table:style-name="ce1">
            <text:p>KAB. PANI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9" table:style-name="ce1">
            <text:p>9109</text:p>
          </table:table-cell>
          <table:table-cell office:value-type="string" table:style-name="ce1">
            <text:p>KAB. MIMIK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0" table:style-name="ce1">
            <text:p>9110</text:p>
          </table:table-cell>
          <table:table-cell office:value-type="string" table:style-name="ce1">
            <text:p>KAB. SARM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1" table:style-name="ce1">
            <text:p>9111</text:p>
          </table:table-cell>
          <table:table-cell office:value-type="string" table:style-name="ce1">
            <text:p>KAB. KEEROM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2" table:style-name="ce1">
            <text:p>9112</text:p>
          </table:table-cell>
          <table:table-cell office:value-type="string" table:style-name="ce1">
            <text:p>KAB. PEGUNUNGAN BINTANG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3" table:style-name="ce1">
            <text:p>9113</text:p>
          </table:table-cell>
          <table:table-cell office:value-type="string" table:style-name="ce1">
            <text:p>KAB. YAHUKIMO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4" table:style-name="ce1">
            <text:p>9114</text:p>
          </table:table-cell>
          <table:table-cell office:value-type="string" table:style-name="ce1">
            <text:p>KAB. TOLIKA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5" table:style-name="ce1">
            <text:p>9115</text:p>
          </table:table-cell>
          <table:table-cell office:value-type="string" table:style-name="ce1">
            <text:p>KAB. WAROPEN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6" table:style-name="ce1">
            <text:p>9116</text:p>
          </table:table-cell>
          <table:table-cell office:value-type="string" table:style-name="ce1">
            <text:p>KAB. BOVEN DIGOEL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7" table:style-name="ce1">
            <text:p>9117</text:p>
          </table:table-cell>
          <table:table-cell office:value-type="string" table:style-name="ce1">
            <text:p>KAB. MAPP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8" table:style-name="ce1">
            <text:p>9118</text:p>
          </table:table-cell>
          <table:table-cell office:value-type="string" table:style-name="ce1">
            <text:p>KAB. ASMAT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9" table:style-name="ce1">
            <text:p>9119</text:p>
          </table:table-cell>
          <table:table-cell office:value-type="string" table:style-name="ce1">
            <text:p>KAB. SUPIOR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0" table:style-name="ce1">
            <text:p>9120</text:p>
          </table:table-cell>
          <table:table-cell office:value-type="string" table:style-name="ce1">
            <text:p>KAB. MAMBERAMO R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1" table:style-name="ce1">
            <text:p>9121</text:p>
          </table:table-cell>
          <table:table-cell office:value-type="string" table:style-name="ce1">
            <text:p>KAB. MAMBERAMO TENGAH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2" table:style-name="ce1">
            <text:p>9122</text:p>
          </table:table-cell>
          <table:table-cell office:value-type="string" table:style-name="ce1">
            <text:p>KAB. YALIMO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3" table:style-name="ce1">
            <text:p>9123</text:p>
          </table:table-cell>
          <table:table-cell office:value-type="string" table:style-name="ce1">
            <text:p>KAB. LANNY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4" table:style-name="ce1">
            <text:p>9124</text:p>
          </table:table-cell>
          <table:table-cell office:value-type="string" table:style-name="ce1">
            <text:p>KAB. NDUG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5" table:style-name="ce1">
            <text:p>9125</text:p>
          </table:table-cell>
          <table:table-cell office:value-type="string" table:style-name="ce1">
            <text:p>KAB. PUNCAK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6" table:style-name="ce1">
            <text:p>9126</text:p>
          </table:table-cell>
          <table:table-cell office:value-type="string" table:style-name="ce1">
            <text:p>KAB. DOGIY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7" table:style-name="ce1">
            <text:p>9127</text:p>
          </table:table-cell>
          <table:table-cell office:value-type="string" table:style-name="ce1">
            <text:p>KAB. INTAN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8" table:style-name="ce1">
            <text:p>9128</text:p>
          </table:table-cell>
          <table:table-cell office:value-type="string" table:style-name="ce1">
            <text:p>KAB. DEIY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71" table:style-name="ce1">
            <text:p>9171</text:p>
          </table:table-cell>
          <table:table-cell office:value-type="string" table:style-name="ce1">
            <text:p>KOTA JAYAPU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201" table:style-name="ce1">
            <text:p>9201</text:p>
          </table:table-cell>
          <table:table-cell office:value-type="string" table:style-name="ce1">
            <text:p>KAB. SORONG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2" table:style-name="ce1">
            <text:p>9202</text:p>
          </table:table-cell>
          <table:table-cell office:value-type="string" table:style-name="ce1">
            <text:p>KAB. MANOKWARI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3" table:style-name="ce1">
            <text:p>9203</text:p>
          </table:table-cell>
          <table:table-cell office:value-type="string" table:style-name="ce1">
            <text:p>KAB. FAK FAK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4" table:style-name="ce1">
            <text:p>9204</text:p>
          </table:table-cell>
          <table:table-cell office:value-type="string" table:style-name="ce1">
            <text:p>KAB. SORONG SELATAN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5" table:style-name="ce1">
            <text:p>9205</text:p>
          </table:table-cell>
          <table:table-cell office:value-type="string" table:style-name="ce1">
            <text:p>KAB. RAJA AMPAT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6" table:style-name="ce1">
            <text:p>9206</text:p>
          </table:table-cell>
          <table:table-cell office:value-type="string" table:style-name="ce1">
            <text:p>KAB. TELUK BINTUNI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7" table:style-name="ce1">
            <text:p>9207</text:p>
          </table:table-cell>
          <table:table-cell office:value-type="string" table:style-name="ce1">
            <text:p>KAB. TELUK WONDAMA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8" table:style-name="ce1">
            <text:p>9208</text:p>
          </table:table-cell>
          <table:table-cell office:value-type="string" table:style-name="ce1">
            <text:p>KAB. KAIMANA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9" table:style-name="ce1">
            <text:p>9209</text:p>
          </table:table-cell>
          <table:table-cell office:value-type="string" table:style-name="ce1">
            <text:p>KAB. TAMBRAUW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0" table:style-name="ce1">
            <text:p>9210</text:p>
          </table:table-cell>
          <table:table-cell office:value-type="string" table:style-name="ce1">
            <text:p>KAB. MAYBRAT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1" table:style-name="ce1">
            <text:p>9211</text:p>
          </table:table-cell>
          <table:table-cell office:value-type="string" table:style-name="ce1">
            <text:p>KAB. MANOKWARI SELATAN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2" table:style-name="ce1">
            <text:p>9212</text:p>
          </table:table-cell>
          <table:table-cell office:value-type="string" table:style-name="ce1">
            <text:p>KAB. PEGUNUNGAN ARFAK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71" table:style-name="ce1">
            <text:p>9271</text:p>
          </table:table-cell>
          <table:table-cell office:value-type="string" table:style-name="ce1">
            <text:p>KOTA SORONG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number-rows-repeated="1048061" table:style-name="ro1">
          <table:table-cell table:number-columns-repeated="16384"/>
        </table:table-row>
      </table:table>
      <table:table table:name="jabatan" table:style-name="ta1">
        <table:table-column table:style-name="co1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K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ABY SITTER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NGUNA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RE TAKER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SHIER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LEANER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LEANING SERVICE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ASA UMUM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BERSIHAN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KEDAI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OPERATOR SCAMMING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BRIK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ERAWAT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ERKEBUNAN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LRT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CAMMER ONLIN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CURIT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TAFF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TAFF HOTEL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UPIR PRIBADI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EKNISI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HERAPIST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INNYA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masalah" table:style-name="ta2"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">
            <text:p>Kecelakaan Kerj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">
            <text:p>Sakit Akibat Kerj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">
            <text:p>Sakit Bawaa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Penganiayaa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">
            <text:p>Pekerjaan Tidak Sesuai PK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4">
            <text:p>Tidak Mampu Bekerja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4">
            <text:p>Gaji Tidak Dibayar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Dokumen Tidak Lengkap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4">
            <text:p>Majikan Bermasalah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4">
            <text:p>Komunikasi Tidak Lancar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4">
            <text:p>Majikan Meningga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4">
            <text:p>PHK Sepihak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4">
            <text:p>Pelecehan Seksual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4">
            <text:p>Hamil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4">
            <text:p>Membawa Anak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4">
            <text:p>Bermasalah lainnya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4">
            <text:p>Deportasi/WNIO/AMNESTI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4">
            <text:p>TPPO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5">
            <text:p>Meninggal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5">
            <text:p>Pelayanan Informasi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kepulangan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6">
            <text:p>Dara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6">
            <text:p>Ud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6">
            <text:p>Dirujuk RS Polr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6">
            <text:p>Pulang Mandiri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6">
            <text:p>Jemput Keluarg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6">
            <text:p>Jemput Pihak Lai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7">
            <text:p>BP3MI Banten Dara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7">
            <text:p>BP3MI Banten Udara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7">
            <text:p>PT/Majikan/Agensi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7">
            <text:p>Kementrian/Pemerintah Daerah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7">
            <text:p>Keluarga/Relawan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cargo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7">
            <text:p>BP3MI Bante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7">
            <text:p>PT/Majikan/Agens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7">
            <text:p>Kementrian/Pemerintah Daerah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7">
            <text:p>Keluarga/Relawan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antar_are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_area</text:p>
          </table:table-cell>
          <table:table-cell office:value-type="string" table:style-name="ce1">
            <text:p>to_are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area_layan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area</text:p>
          </table:table-cell>
          <table:table-cell office:value-type="string" table:style-name="ce1">
            <text:p>id_layan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area_kepulangan" table:style-name="ta1">
        <table:table-column table:style-name="co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area</text:p>
          </table:table-cell>
          <table:table-cell office:value-type="string" table:style-name="ce1">
            <text:p>id_kepulang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layanan_grou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group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layanan_masalah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masalah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number-rows-repeated="1048528" table:style-name="ro1">
          <table:table-cell table:number-columns-repeated="16384"/>
        </table:table-row>
      </table:table>
      <table:table table:name="layanan_kepulangan" table:style-name="ta1">
        <table:table-column table:style-name="co2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kepulang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layanan_carg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cargo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alamat" table:style-name="ta1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judul</text:p>
          </table:table-cell>
          <table:table-cell office:value-type="string" table:style-name="ce1">
            <text:p>lokasi</text:p>
          </table:table-cell>
          <table:table-cell office:value-type="string" table:style-name="ce1">
            <text:p>utama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umah Ramah PMI</text:p>
          </table:table-cell>
          <table:table-cell office:value-type="string" table:style-name="ce1">
            <text:p>Aeroland Residence Blok R3 No. 5 dan 6 Kel. Jurumundi, Kec. Benda, Kota Tangerang, Bante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penyedia_jasa" table:style-name="ta1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perusahaan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no_telp</text:p>
          </table:table-cell>
          <table:table-cell office:value-type="string" table:style-name="ce1">
            <text:p>u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. RIZKI SURYA MANDIRI</text:p>
          </table:table-cell>
          <table:table-cell office:value-type="string" table:style-name="ce1">
            <text:p>Jl. Darussalam Selatan No. 144, Kota Tangerang</text:p>
          </table:table-cell>
          <table:table-cell table:style-name="ce1"/>
          <table:table-cell office:value-type="string" table:style-name="ce1">
            <text:p>081218128653</text:p>
          </table:table-cell>
          <table:table-cell office:value-type="string" table:style-name="ce1">
            <text:p>Tn. Suryadi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cf6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Muhammad Dede Nuraen</meta:initial-creator>
    <dc:creator>Muhammad Dede Nuraen</dc:creator>
    <meta:creation-date>2023-04-08T11:01:05Z</meta:creation-date>
    <dc:date>2023-06-03T19:06:36Z</dc:date>
  </office:meta>
</office:document-meta>
</file>